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E80000084500000251F77C19B5ECD9333B.svg" manifest:media-type="image/svg+xml"/>
  <manifest:file-entry manifest:full-path="Pictures/100002010000005000000016DA4984879AFF46F6.png" manifest:media-type="image/png"/>
  <manifest:file-entry manifest:full-path="Pictures/1000020100000055000000101C1495F0F19653B2.png" manifest:media-type="image/png"/>
  <manifest:file-entry manifest:full-path="Pictures/10001DB2000008D2000001A757610DA7857C62DB.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6"/>
    <style:style style:name="P15" style:family="paragraph" style:parent-style-name="Text_20_body" style:list-style-name="L17"/>
    <style:style style:name="P16" style:family="paragraph" style:parent-style-name="Text_20_body" style:list-style-name="L18"/>
    <style:style style:name="P17" style:family="paragraph" style:parent-style-name="Text_20_body" style:list-style-name="L19"/>
    <style:style style:name="P18" style:family="paragraph" style:parent-style-name="Text_20_body" style:list-style-name="L20"/>
    <style:style style:name="P19" style:family="paragraph" style:parent-style-name="Text_20_body" style:list-style-name="L21"/>
    <style:style style:name="P20" style:family="paragraph" style:parent-style-name="Text_20_body" style:list-style-name="L22"/>
    <style:style style:name="P21" style:family="paragraph" style:parent-style-name="Text_20_body" style:list-style-name="L23"/>
    <style:style style:name="P22" style:family="paragraph" style:parent-style-name="Text_20_body" style:list-style-name="L24"/>
    <style:style style:name="P23" style:family="paragraph" style:parent-style-name="Text_20_body" style:list-style-name="L25"/>
    <style:style style:name="P24" style:family="paragraph" style:parent-style-name="Text_20_body" style:list-style-name="L26"/>
    <style:style style:name="P25" style:family="paragraph" style:parent-style-name="Text_20_body" style:list-style-name="L27"/>
    <style:style style:name="P26" style:family="paragraph" style:parent-style-name="Text_20_body" style:list-style-name="L28"/>
    <style:style style:name="P27" style:family="paragraph" style:parent-style-name="Text_20_body" style:list-style-name="L29"/>
    <style:style style:name="P28" style:family="paragraph" style:parent-style-name="Text_20_body" style:list-style-name="L30"/>
    <style:style style:name="P29" style:family="paragraph" style:parent-style-name="Text_20_body" style:list-style-name="L31"/>
    <style:style style:name="P30" style:family="paragraph" style:parent-style-name="Text_20_body" style:list-style-name="L32"/>
    <style:style style:name="P31" style:family="paragraph" style:parent-style-name="Text_20_body" style:list-style-name="L33"/>
    <style:style style:name="P32" style:family="paragraph" style:parent-style-name="Text_20_body" style:list-style-name="L34"/>
    <style:style style:name="P33" style:family="paragraph" style:parent-style-name="Text_20_body" style:list-style-name="L35"/>
    <style:style style:name="P34" style:family="paragraph" style:parent-style-name="Text_20_body" style:list-style-name="L36"/>
    <style:style style:name="P35" style:family="paragraph" style:parent-style-name="Text_20_body">
      <style:paragraph-properties fo:margin-top="0in" fo:margin-bottom="0in" loext:contextual-spacing="false"/>
    </style:style>
    <style:style style:name="P36" style:family="paragraph" style:parent-style-name="Text_20_body" style:list-style-name="L1">
      <style:paragraph-properties fo:margin-top="0in" fo:margin-bottom="0in" loext:contextual-spacing="false"/>
    </style:style>
    <style:style style:name="P37" style:family="paragraph" style:parent-style-name="Text_20_body" style:list-style-name="L2">
      <style:paragraph-properties fo:margin-top="0in" fo:margin-bottom="0in" loext:contextual-spacing="false"/>
    </style:style>
    <style:style style:name="P38" style:family="paragraph" style:parent-style-name="Text_20_body" style:list-style-name="L3">
      <style:paragraph-properties fo:margin-top="0in" fo:margin-bottom="0in" loext:contextual-spacing="false"/>
    </style:style>
    <style:style style:name="P39" style:family="paragraph" style:parent-style-name="Text_20_body" style:list-style-name="L4">
      <style:paragraph-properties fo:margin-top="0in" fo:margin-bottom="0in" loext:contextual-spacing="false"/>
    </style:style>
    <style:style style:name="P40" style:family="paragraph" style:parent-style-name="Text_20_body" style:list-style-name="L6">
      <style:paragraph-properties fo:margin-top="0in" fo:margin-bottom="0in" loext:contextual-spacing="false"/>
    </style:style>
    <style:style style:name="P41" style:family="paragraph" style:parent-style-name="Text_20_body" style:list-style-name="L7">
      <style:paragraph-properties fo:margin-top="0in" fo:margin-bottom="0in" loext:contextual-spacing="false"/>
    </style:style>
    <style:style style:name="P42" style:family="paragraph" style:parent-style-name="Text_20_body" style:list-style-name="L20">
      <style:paragraph-properties fo:margin-top="0in" fo:margin-bottom="0in" loext:contextual-spacing="false"/>
    </style:style>
    <style:style style:name="P43" style:family="paragraph" style:parent-style-name="Text_20_body" style:list-style-name="L27">
      <style:paragraph-properties fo:margin-top="0in" fo:margin-bottom="0in" loext:contextual-spacing="false"/>
    </style:style>
    <style:style style:name="P44" style:family="paragraph" style:parent-style-name="Text_20_body" style:list-style-name="L29">
      <style:paragraph-properties fo:margin-top="0in" fo:margin-bottom="0in" loext:contextual-spacing="false"/>
    </style:style>
    <style:style style:name="P45" style:family="paragraph" style:parent-style-name="Text_20_body" style:list-style-name="L32">
      <style:paragraph-properties fo:margin-top="0in" fo:margin-bottom="0in" loext:contextual-spacing="false"/>
    </style:style>
    <style:style style:name="P46" style:family="paragraph" style:parent-style-name="Preformatted_20_Text" style:list-style-name="L15"/>
    <style:style style:name="P47" style:family="paragraph" style:parent-style-name="Preformatted_20_Text" style:list-style-name="L16"/>
    <style:style style:name="P48" style:family="paragraph" style:parent-style-name="Preformatted_20_Text" style:list-style-name="L18"/>
    <style:style style:name="P49" style:family="paragraph" style:parent-style-name="Preformatted_20_Text" style:list-style-name="L19"/>
    <style:style style:name="P50" style:family="paragraph" style:parent-style-name="Preformatted_20_Text" style:list-style-name="L22"/>
    <style:style style:name="P51" style:family="paragraph" style:parent-style-name="Preformatted_20_Text" style:list-style-name="L25"/>
    <style:style style:name="P52" style:family="paragraph" style:parent-style-name="Preformatted_20_Text" style:list-style-name="L28"/>
    <style:style style:name="P53" style:family="paragraph" style:parent-style-name="Preformatted_20_Text" style:list-style-name="L30"/>
    <style:style style:name="P54" style:family="paragraph" style:parent-style-name="Preformatted_20_Text" style:list-style-name="L31"/>
    <style:style style:name="P55" style:family="paragraph" style:parent-style-name="Preformatted_20_Text" style:list-style-name="L32"/>
    <style:style style:name="P56" style:family="paragraph" style:parent-style-name="Preformatted_20_Text" style:list-style-name="L36"/>
    <style:style style:name="P57" style:family="paragraph" style:parent-style-name="Preformatted_20_Text">
      <style:paragraph-properties fo:margin-top="0in" fo:margin-bottom="0.1965in" loext:contextual-spacing="false"/>
    </style:style>
    <style:style style:name="P58" style:family="paragraph" style:parent-style-name="Preformatted_20_Text" style:list-style-name="L14">
      <style:paragraph-properties fo:margin-top="0in" fo:margin-bottom="0.1965in" loext:contextual-spacing="false"/>
    </style:style>
    <style:style style:name="P59" style:family="paragraph" style:parent-style-name="Preformatted_20_Text" style:list-style-name="L15">
      <style:paragraph-properties fo:margin-top="0in" fo:margin-bottom="0.1965in" loext:contextual-spacing="false"/>
    </style:style>
    <style:style style:name="P60" style:family="paragraph" style:parent-style-name="Preformatted_20_Text" style:list-style-name="L16">
      <style:paragraph-properties fo:margin-top="0in" fo:margin-bottom="0.1965in" loext:contextual-spacing="false"/>
    </style:style>
    <style:style style:name="P61" style:family="paragraph" style:parent-style-name="Preformatted_20_Text" style:list-style-name="L18">
      <style:paragraph-properties fo:margin-top="0in" fo:margin-bottom="0.1965in" loext:contextual-spacing="false"/>
    </style:style>
    <style:style style:name="P62" style:family="paragraph" style:parent-style-name="Preformatted_20_Text" style:list-style-name="L19">
      <style:paragraph-properties fo:margin-top="0in" fo:margin-bottom="0.1965in" loext:contextual-spacing="false"/>
    </style:style>
    <style:style style:name="P63" style:family="paragraph" style:parent-style-name="Preformatted_20_Text" style:list-style-name="L22">
      <style:paragraph-properties fo:margin-top="0in" fo:margin-bottom="0.1965in" loext:contextual-spacing="false"/>
    </style:style>
    <style:style style:name="P64" style:family="paragraph" style:parent-style-name="Preformatted_20_Text" style:list-style-name="L25">
      <style:paragraph-properties fo:margin-top="0in" fo:margin-bottom="0.1965in" loext:contextual-spacing="false"/>
    </style:style>
    <style:style style:name="P65" style:family="paragraph" style:parent-style-name="Preformatted_20_Text" style:list-style-name="L26">
      <style:paragraph-properties fo:margin-top="0in" fo:margin-bottom="0.1965in" loext:contextual-spacing="false"/>
    </style:style>
    <style:style style:name="P66" style:family="paragraph" style:parent-style-name="Preformatted_20_Text" style:list-style-name="L28">
      <style:paragraph-properties fo:margin-top="0in" fo:margin-bottom="0.1965in" loext:contextual-spacing="false"/>
    </style:style>
    <style:style style:name="P67" style:family="paragraph" style:parent-style-name="Preformatted_20_Text" style:list-style-name="L30">
      <style:paragraph-properties fo:margin-top="0in" fo:margin-bottom="0.1965in" loext:contextual-spacing="false"/>
    </style:style>
    <style:style style:name="P68" style:family="paragraph" style:parent-style-name="Preformatted_20_Text" style:list-style-name="L31">
      <style:paragraph-properties fo:margin-top="0in" fo:margin-bottom="0.1965in" loext:contextual-spacing="false"/>
    </style:style>
    <style:style style:name="P69" style:family="paragraph" style:parent-style-name="Preformatted_20_Text" style:list-style-name="L32">
      <style:paragraph-properties fo:margin-top="0in" fo:margin-bottom="0.1965in" loext:contextual-spacing="false"/>
    </style:style>
    <style:style style:name="P70" style:family="paragraph" style:parent-style-name="Preformatted_20_Text" style:list-style-name="L36">
      <style:paragraph-properties fo:margin-top="0in" fo:margin-bottom="0.1965in" loext: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02612961932792281" text:style-name="L1">
        <text:list-item>
          <text:p text:style-name="P36"><text:a xlink:type="simple" xlink:href="https://fisop.github.io/7508/clases/" text:style-name="Internet_20_link" text:visited-style-name="Visited_20_Internet_20_Link">Lecturas</text:a> </text:p>
        </text:list-item>
        <text:list-item>
          <text:p text:style-name="P36"><text:a xlink:type="simple" xlink:href="javascript:void(0)" text:style-name="Internet_20_link" text:visited-style-name="Visited_20_Internet_20_Link">POSIX</text:a> </text:p>
        </text:list-item>
        <text:list-item>
          <text:p text:style-name="P36"><text:a xlink:type="simple" xlink:href="javascript:void(0)" text:style-name="Internet_20_link" text:visited-style-name="Visited_20_Internet_20_Link">Kernel</text:a> </text:p>
        </text:list-item>
        <text:list-item>
          <text:p text:style-name="P36"><text:a xlink:type="simple" xlink:href="javascript:void(0)" text:style-name="Internet_20_link" text:visited-style-name="Visited_20_Internet_20_Link">Otros</text:a> </text:p>
        </text:list-item>
        <text:list-item>
          <text:p text:style-name="P1"><text:a xlink:type="simple" xlink:href="javascript:void(0)" text:style-name="Internet_20_link" text:visited-style-name="Visited_20_Internet_20_Link">Enlaces</text:a> </text:p>
        </text:list-item>
      </text:list>
      <text:h text:style-name="Heading_20_1" text:outline-level="1"><text:bookmark text:name="un-kernel-con-reloj-y-tres-tareas"/>Un kernel con reloj y tres tareas</text:h>
      <text:p text:style-name="Text_20_body">Material de apoyo:</text:p>
      <text:list xml:id="list1411892444716941161" text:style-name="L2">
        <text:list-item>
          <text:p text:style-name="P37"><text:a xlink:type="simple" xlink:href="https://fisop.github.io/7508/lab/kern2/decls.h" text:style-name="Internet_20_link" text:visited-style-name="Visited_20_Internet_20_Link">decls.h</text:a> </text:p>
        </text:list-item>
        <text:list-item>
          <text:p text:style-name="P37"><text:a xlink:type="simple" xlink:href="https://fisop.github.io/7508/lab/kern2/interrupts.h" text:style-name="Internet_20_link" text:visited-style-name="Visited_20_Internet_20_Link">interrupts.h</text:a> </text:p>
        </text:list-item>
        <text:list-item>
          <text:p text:style-name="P2"><text:a xlink:type="simple" xlink:href="https://fisop.github.io/7508/lab/kern2/multiboot.h" text:style-name="Internet_20_link" text:visited-style-name="Visited_20_Internet_20_Link">multiboot.h</text:a> </text:p>
        </text:list-item>
      </text:list>
      <text:h text:style-name="Heading_20_2" text:outline-level="2"><text:bookmark text:name="índice"/>Índice</text:h>
      <text:list xml:id="list8505206034305214498" text:style-name="L3">
        <text:list-item>
          <text:p text:style-name="P38"><text:bookmark text:name="markdown-toc"/><text:bookmark text:name="markdown-toc-kernstack"/><text:a xlink:type="simple" xlink:href="https://fisop.github.io/7508/lab/kern2/#kernstack" text:style-name="Internet_20_link" text:visited-style-name="Visited_20_Internet_20_Link">Creación de stacks en el kernel</text:a> </text:p>
          <text:list>
            <text:list-item>
              <text:p text:style-name="P38"><text:bookmark text:name="markdown-toc-kern2-stack"/><text:a xlink:type="simple" xlink:href="https://fisop.github.io/7508/lab/kern2/#kern2-stack" text:style-name="Internet_20_link" text:visited-style-name="Visited_20_Internet_20_Link">Ej: kern2-stack</text:a> </text:p>
            </text:list-item>
            <text:list-item>
              <text:p text:style-name="P38"><text:bookmark text:name="markdown-toc-ej-cmdline"/><text:a xlink:type="simple" xlink:href="https://fisop.github.io/7508/lab/kern2/#ej-cmdline" text:style-name="Internet_20_link" text:visited-style-name="Visited_20_Internet_20_Link">Ej: kern2-cmdline</text:a> </text:p>
            </text:list-item>
            <text:list-item>
              <text:p text:style-name="P38"><text:bookmark text:name="markdown-toc-ej-meminfo"/><text:a xlink:type="simple" xlink:href="https://fisop.github.io/7508/lab/kern2/#ej-meminfo" text:style-name="Internet_20_link" text:visited-style-name="Visited_20_Internet_20_Link">Ej: kern2-meminfo ★</text:a> </text:p>
            </text:list-item>
          </text:list>
        </text:list-item>
        <text:list-item>
          <text:p text:style-name="P38"><text:bookmark text:name="markdown-toc-cooperative"/><text:a xlink:type="simple" xlink:href="https://fisop.github.io/7508/lab/kern2/#cooperative" text:style-name="Internet_20_link" text:visited-style-name="Visited_20_Internet_20_Link">Concurrencia cooperativa</text:a> </text:p>
          <text:list>
            <text:list-item>
              <text:p text:style-name="P38"><text:bookmark text:name="markdown-toc-ej-task"/><text:a xlink:type="simple" xlink:href="https://fisop.github.io/7508/lab/kern2/#ej-task" text:style-name="Internet_20_link" text:visited-style-name="Visited_20_Internet_20_Link">Ej: kern2-task</text:a> </text:p>
            </text:list-item>
            <text:list-item>
              <text:p text:style-name="P38"><text:bookmark text:name="markdown-toc-ej-exec"/><text:a xlink:type="simple" xlink:href="https://fisop.github.io/7508/lab/kern2/#ej-exec" text:style-name="Internet_20_link" text:visited-style-name="Visited_20_Internet_20_Link">Ej: kern2-exec</text:a> </text:p>
            </text:list-item>
            <text:list-item>
              <text:p text:style-name="P38"><text:bookmark text:name="markdown-toc-ej-regcall"/><text:a xlink:type="simple" xlink:href="https://fisop.github.io/7508/lab/kern2/#ej-regcall" text:style-name="Internet_20_link" text:visited-style-name="Visited_20_Internet_20_Link">Ej: kern2-regcall</text:a> </text:p>
            </text:list-item>
            <text:list-item>
              <text:p text:style-name="P38"><text:bookmark text:name="markdown-toc-ej-swap"/><text:a xlink:type="simple" xlink:href="https://fisop.github.io/7508/lab/kern2/#ej-swap" text:style-name="Internet_20_link" text:visited-style-name="Visited_20_Internet_20_Link">Ej: kern2-swap</text:a> </text:p>
            </text:list-item>
            <text:list-item>
              <text:p text:style-name="P38"><text:bookmark text:name="markdown-toc-ej-exit"/><text:a xlink:type="simple" xlink:href="https://fisop.github.io/7508/lab/kern2/#ej-exit" text:style-name="Internet_20_link" text:visited-style-name="Visited_20_Internet_20_Link">Ej: kern2-exit ★</text:a> </text:p>
            </text:list-item>
          </text:list>
        </text:list-item>
        <text:list-item>
          <text:p text:style-name="P38"><text:bookmark text:name="markdown-toc-interrupts"/><text:a xlink:type="simple" xlink:href="https://fisop.github.io/7508/lab/kern2/#interrupts" text:style-name="Internet_20_link" text:visited-style-name="Visited_20_Internet_20_Link">Interrupciones: reloj y teclado</text:a> </text:p>
          <text:list>
            <text:list-item>
              <text:p text:style-name="P38"><text:bookmark text:name="markdown-toc-ej-kern2-idt"/><text:a xlink:type="simple" xlink:href="https://fisop.github.io/7508/lab/kern2/#ej-kern2-idt" text:style-name="Internet_20_link" text:visited-style-name="Visited_20_Internet_20_Link">Ej: kern2-idt</text:a> </text:p>
            </text:list-item>
            <text:list-item>
              <text:p text:style-name="P38"><text:bookmark text:name="markdown-toc-ej-isr"/><text:a xlink:type="simple" xlink:href="https://fisop.github.io/7508/lab/kern2/#ej-isr" text:style-name="Internet_20_link" text:visited-style-name="Visited_20_Internet_20_Link">Ej: kern2-isr</text:a> </text:p>
            </text:list-item>
            <text:list-item>
              <text:p text:style-name="P38"><text:bookmark text:name="markdown-toc-ej-irq"/><text:a xlink:type="simple" xlink:href="https://fisop.github.io/7508/lab/kern2/#ej-irq" text:style-name="Internet_20_link" text:visited-style-name="Visited_20_Internet_20_Link">Ej: kern2-irq</text:a> </text:p>
            </text:list-item>
            <text:list-item>
              <text:p text:style-name="P38"><text:bookmark text:name="markdown-toc-ej-div"/><text:a xlink:type="simple" xlink:href="https://fisop.github.io/7508/lab/kern2/#ej-div" text:style-name="Internet_20_link" text:visited-style-name="Visited_20_Internet_20_Link">Ej: kern2-div</text:a> </text:p>
            </text:list-item>
            <text:list-item>
              <text:p text:style-name="P38"><text:bookmark text:name="markdown-toc-ej-kbd"/><text:a xlink:type="simple" xlink:href="https://fisop.github.io/7508/lab/kern2/#ej-kbd" text:style-name="Internet_20_link" text:visited-style-name="Visited_20_Internet_20_Link">Ej: kern2-kbd ★</text:a> </text:p>
            </text:list-item>
          </text:list>
        </text:list-item>
        <text:list-item>
          <text:p text:style-name="P38"><text:bookmark text:name="markdown-toc-preempt"/><text:a xlink:type="simple" xlink:href="https://fisop.github.io/7508/lab/kern2/#preempt" text:style-name="Internet_20_link" text:visited-style-name="Visited_20_Internet_20_Link">Desalojo ★</text:a> </text:p>
          <text:list>
            <text:list-item>
              <text:p text:style-name="P38"><text:bookmark text:name="markdown-toc-ej-task1"/><text:a xlink:type="simple" xlink:href="https://fisop.github.io/7508/lab/kern2/#ej-task" text:style-name="Internet_20_link" text:visited-style-name="Visited_20_Internet_20_Link">Ej: kern2-task</text:a> </text:p>
            </text:list-item>
            <text:list-item>
              <text:p text:style-name="P38"><text:bookmark text:name="markdown-toc-ej-swap1"/><text:a xlink:type="simple" xlink:href="https://fisop.github.io/7508/lab/kern2/#ej-swap" text:style-name="Internet_20_link" text:visited-style-name="Visited_20_Internet_20_Link">Ej: kern2-swap</text:a> </text:p>
            </text:list-item>
            <text:list-item>
              <text:p text:style-name="P3"><text:bookmark text:name="markdown-toc-ej-sched"/><text:a xlink:type="simple" xlink:href="https://fisop.github.io/7508/lab/kern2/#ej-sched" text:style-name="Internet_20_link" text:visited-style-name="Visited_20_Internet_20_Link">Ej: kern2-sched</text:a> </text:p>
            </text:list-item>
          </text:list>
        </text:list-item>
      </text:list>
      <text:h text:style-name="Heading_20_2" text:outline-level="2"><text:bookmark text:name="kernstack"/>Creación de stacks en el kernel</text:h>
      <text:p text:style-name="Text_20_body">Cuando un programa se ejecuta, normalmente es el sistema operativo quien le configura el stack de manera adecuada, esto es: reserva un espacio en memoria (a menudo 4 u 8 KiB) y apunta <text:span text:style-name="Emphasis">%esp</text:span> a dicha región (bien al límite inferior, bien al superior, según la dirección en que crece la pila en la arquitectura).</text:p>
      <text:p text:style-name="Text_20_body"><text:soft-page-break/>Un kernel, en cambio, es responsable de asignarse su propio <text:span text:style-name="Emphasis">boot stack</text:span> durante el proceso de arranque.</text:p>
      <text:p text:style-name="Text_20_body">Por su parte, los programas de usuario también pueden crearse pilas adicionales, por ejemplo para ejecutar varias tareas de manera concurrente.</text:p>
      <text:h text:style-name="Heading_20_3" text:outline-level="3"><text:bookmark text:name="kern2-stack"/>Ej: kern2-stack</text:h>
      <text:list xml:id="list5350853661725870233" text:style-name="L4">
        <text:list-item>
          <text:p text:style-name="P4">Lecturas obligatorias</text:p>
          <text:list>
            <text:list-item>
              <text:p text:style-name="P39">BRY2 </text:p>
              <text:list>
                <text:list-item>
                  <text:p text:style-name="P4">cap. 3: §6(<text:span text:style-name="Strong_20_Emphasis">6</text:span>) </text:p>
                </text:list-item>
              </text:list>
            </text:list-item>
          </text:list>
        </text:list-item>
      </text:list>
      <text:p text:style-name="Text_20_body">La manera estándar de configurar la pila de arranque del sistema operativo es reservar espacio en el propio binario, esto es: un arreglo en memoria del tamaño deseado. Puede declararse en un archivo C:</text:p>
      <text:p text:style-name="P57"><text:span text:style-name="Source_20_Text">unsigned char kstack[8192];</text:span></text:p>
      <text:p text:style-name="Text_20_body">o assembler:</text:p>
      <text:p text:style-name="Preformatted_20_Text"><text:span text:style-name="Source_20_Text">.data</text:span></text:p>
      <text:p text:style-name="Preformatted_20_Text"><text:span text:style-name="Source_20_Text">kstack:</text:span></text:p>
      <text:p text:style-name="P57"><text:span text:style-name="Source_20_Text"><text:s text:c="4"/>.space 8192</text:span></text:p>
      <text:p text:style-name="Text_20_body">Normalmente, en x86 se alinea el stack de los procesos de usuario a 16 o 32 bits. Sin embargo, por razones relacionadas —como se verá— con memoria virtual, el stack del kernel se suele alinear 4 KiB:</text:p>
      <text:list xml:id="list2886465218361517677" text:style-name="L5">
        <text:list-item>
          <text:p text:style-name="P5">Explicar: ¿qué significa “estar alineado”?</text:p>
        </text:list-item>
        <text:list-item>
          <text:p text:style-name="P5">Mostrar la sintaxis de C/GCC para alinear a 32 bits el arreglo <text:span text:style-name="Emphasis">kstack</text:span> anterior.</text:p>
        </text:list-item>
        <text:list-item>
          <text:p text:style-name="P5">¿A qué valor se está inicializando <text:span text:style-name="Emphasis">kstack</text:span>? ¿Varía entre la versión C y la versión ASM? (Leer la documentación de <text:span text:style-name="Emphasis">as</text:span> sobre la directiva <text:a xlink:type="simple" xlink:href="https://sourceware.org/binutils/docs/as/Space.html" text:style-name="Internet_20_link" text:visited-style-name="Visited_20_Internet_20_Link"><text:span text:style-name="Source_20_Text">.space</text:span></text:a>.)</text:p>
        </text:list-item>
        <text:list-item>
          <text:p text:style-name="P5">Explicar la diferencia entre las directivas <text:a xlink:type="simple" xlink:href="https://sourceware.org/binutils/docs/as/Align.html" text:style-name="Internet_20_link" text:visited-style-name="Visited_20_Internet_20_Link"><text:span text:style-name="Source_20_Text">.align</text:span></text:a> y <text:a xlink:type="simple" xlink:href="https://sourceware.org/binutils/docs/as/P2align.html" text:style-name="Internet_20_link" text:visited-style-name="Visited_20_Internet_20_Link"><text:span text:style-name="Source_20_Text">.p2align</text:span></text:a> de <text:span text:style-name="Emphasis">as</text:span>, y mostrar cómo alinear el stack del kernel a 4 KiB usando cada una de ellas.</text:p>
        </text:list-item>
      </text:list>
      <text:p text:style-name="Text_20_body">Otra posibilidad para definir el stack del kernel es hacerlo en alguna otra región de memoria, separada de la imagen del kernel. Así, si se sobrepasara el espacio reservado, se evitaría sobreescribir lo que hubiera al continuación (al menos hasta que se puedan introducir otras medidas de protección, como <text:span text:style-name="Emphasis">guard pages</text:span>).</text:p>
      <text:p text:style-name="Text_20_body">Para ello, convendrá saber la cantidad de memoria de que dispone la máquina. A partir de ahora definiremos que la función <text:span text:style-name="Emphasis">main</text:span> del kernel, <text:span text:style-name="Source_20_Text">kmain</text:span>, reciba un <text:span text:style-name="Emphasis">struct</text:span> con la información Multiboot proporcionada por el gestor de arranque (ver ejercicio <text:a xlink:type="simple" xlink:href="https://fisop.github.io/7508/lab/kern0/#ej-gdb" text:style-name="Internet_20_link" text:visited-style-name="Visited_20_Internet_20_Link">kern0-gdb</text:a>; las definiciones están disponibles en el archivo <text:a xlink:type="simple" xlink:href="https://fisop.github.io/7508/lab/kern2/multiboot.h" text:style-name="Internet_20_link" text:visited-style-name="Visited_20_Internet_20_Link">multiboot.h</text:a>):</text:p>
      <text:p text:style-name="Preformatted_20_Text"><text:span text:style-name="Source_20_Text">#include "decls.h"</text:span></text:p>
      <text:p text:style-name="Preformatted_20_Text"><text:span text:style-name="Source_20_Text">#include "multiboot.h"</text:span></text:p>
      <text:p text:style-name="Preformatted_20_Text"/>
      <text:p text:style-name="Preformatted_20_Text"><text:span text:style-name="Source_20_Text">void kmain(const multiboot_info_t *mbi) {</text:span></text:p>
      <text:p text:style-name="Preformatted_20_Text"><text:span text:style-name="Source_20_Text"><text:s text:c="4"/>vga_write("kern2 loading.............", 8, 0x70);</text:span></text:p>
      <text:p text:style-name="P57"><text:soft-page-break/><text:span text:style-name="Source_20_Text">}</text:span></text:p>
      <text:p text:style-name="Text_20_body">El archivo <text:span text:style-name="Emphasis">decls.h</text:span>, por el momento, tendría:</text:p>
      <text:p text:style-name="Preformatted_20_Text"><text:span text:style-name="Source_20_Text">#ifndef KERN2_DECL_H</text:span></text:p>
      <text:p text:style-name="Preformatted_20_Text"><text:span text:style-name="Source_20_Text">#define KERN2_DECL_H</text:span></text:p>
      <text:p text:style-name="Preformatted_20_Text"/>
      <text:p text:style-name="Preformatted_20_Text"><text:span text:style-name="Source_20_Text">#include &lt;stdint.h&gt;</text:span></text:p>
      <text:p text:style-name="Preformatted_20_Text"/>
      <text:p text:style-name="Preformatted_20_Text"><text:span text:style-name="Source_20_Text">// write.c (función de kern0-vga copiada no-static).</text:span></text:p>
      <text:p text:style-name="Preformatted_20_Text"><text:span text:style-name="Source_20_Text">void vga_write(const char *s, int8_t linea, uint8_t color);</text:span></text:p>
      <text:p text:style-name="Preformatted_20_Text"/>
      <text:p text:style-name="P57"><text:span text:style-name="Source_20_Text">#endif</text:span></text:p>
      <text:p text:style-name="Text_20_body">Se pide ahora escribir una nueva versión del archivo <text:span text:style-name="Emphasis">boot.S</text:span> en que se defina el stack de arranque, así como el “entry point” <text:span text:style-name="Source_20_Text">_start</text:span> del kernel. Así, al saltar a código C, el stack ya estará debidamente configurado:</text:p>
      <text:p text:style-name="Preformatted_20_Text"><text:span text:style-name="Source_20_Text">// boot.S</text:span></text:p>
      <text:p text:style-name="Preformatted_20_Text"/>
      <text:p text:style-name="Preformatted_20_Text"><text:span text:style-name="Source_20_Text">#include "multiboot.h"</text:span></text:p>
      <text:p text:style-name="Preformatted_20_Text"/>
      <text:p text:style-name="Preformatted_20_Text"><text:span text:style-name="Source_20_Text">#define KSTACK_SIZE 8192</text:span></text:p>
      <text:p text:style-name="Preformatted_20_Text"/>
      <text:p text:style-name="Preformatted_20_Text"><text:span text:style-name="Source_20_Text">.align 4</text:span></text:p>
      <text:p text:style-name="Preformatted_20_Text"><text:span text:style-name="Source_20_Text">multiboot:</text:span></text:p>
      <text:p text:style-name="Preformatted_20_Text"><text:span text:style-name="Source_20_Text"><text:s text:c="4"/>.long MULTIBOOT_HEADER_MAGIC</text:span></text:p>
      <text:p text:style-name="Preformatted_20_Text"><text:span text:style-name="Source_20_Text"><text:s text:c="4"/>.long 0</text:span></text:p>
      <text:p text:style-name="Preformatted_20_Text"><text:span text:style-name="Source_20_Text"><text:s text:c="4"/>.long -(MULTIBOOT_HEADER_MAGIC)</text:span></text:p>
      <text:p text:style-name="Preformatted_20_Text"/>
      <text:p text:style-name="Preformatted_20_Text"><text:span text:style-name="Source_20_Text">.globl _start</text:span></text:p>
      <text:p text:style-name="Preformatted_20_Text"><text:span text:style-name="Source_20_Text">_start:</text:span></text:p>
      <text:p text:style-name="Preformatted_20_Text"><text:span text:style-name="Source_20_Text"><text:s text:c="4"/>// Paso 1: Configurar el stack antes de llamar a kmain.</text:span></text:p>
      <text:p text:style-name="Preformatted_20_Text"><text:span text:style-name="Source_20_Text"><text:s text:c="4"/>movl $0, %ebp</text:span></text:p>
      <text:p text:style-name="Preformatted_20_Text"><text:span text:style-name="Source_20_Text"><text:s text:c="4"/>movl ..., %esp</text:span></text:p>
      <text:p text:style-name="Preformatted_20_Text"><text:span text:style-name="Source_20_Text"><text:s text:c="4"/>push %ebp</text:span></text:p>
      <text:p text:style-name="Preformatted_20_Text"/>
      <text:p text:style-name="Preformatted_20_Text"><text:span text:style-name="Source_20_Text"><text:s text:c="4"/>// Paso 2: pasar la información multiboot a kmain. Si el</text:span></text:p>
      <text:p text:style-name="Preformatted_20_Text"><text:span text:style-name="Source_20_Text"><text:s text:c="4"/>// kernel no arrancó vía Multiboot, se debe pasar NULL.</text:span></text:p>
      <text:p text:style-name="Preformatted_20_Text"><text:span text:style-name="Source_20_Text"><text:s text:c="4"/>//</text:span></text:p>
      <text:p text:style-name="Preformatted_20_Text"><text:span text:style-name="Source_20_Text"><text:s text:c="4"/>// Usar una instrucción de comparación (TEST o CMP) para</text:span></text:p>
      <text:p text:style-name="Preformatted_20_Text"><text:span text:style-name="Source_20_Text"><text:s text:c="4"/>// comparar con MULTIBOOT_BOOTLOADER_MAGIC, pero no usar</text:span></text:p>
      <text:p text:style-name="Preformatted_20_Text"><text:span text:style-name="Source_20_Text"><text:s text:c="4"/>// un salto a continuación, sino una instrucción CMOVcc</text:span></text:p>
      <text:p text:style-name="Preformatted_20_Text"><text:span text:style-name="Source_20_Text"><text:s text:c="4"/>// (copia condicional).</text:span></text:p>
      <text:p text:style-name="Preformatted_20_Text"><text:span text:style-name="Source_20_Text"><text:s text:c="4"/>// ...</text:span></text:p>
      <text:p text:style-name="Preformatted_20_Text"/>
      <text:p text:style-name="Preformatted_20_Text"><text:span text:style-name="Source_20_Text"><text:s text:c="4"/>call kmain</text:span></text:p>
      <text:p text:style-name="Preformatted_20_Text"><text:span text:style-name="Source_20_Text">halt:</text:span></text:p>
      <text:p text:style-name="Preformatted_20_Text"><text:span text:style-name="Source_20_Text"><text:s text:c="4"/>hlt</text:span></text:p>
      <text:p text:style-name="Preformatted_20_Text"><text:span text:style-name="Source_20_Text"><text:s text:c="4"/>jmp halt</text:span></text:p>
      <text:p text:style-name="Preformatted_20_Text"/>
      <text:p text:style-name="Preformatted_20_Text"><text:span text:style-name="Source_20_Text">.data</text:span></text:p>
      <text:p text:style-name="Preformatted_20_Text"><text:span text:style-name="Source_20_Text">.p2align ...</text:span></text:p>
      <text:p text:style-name="Preformatted_20_Text"><text:span text:style-name="Source_20_Text">kstack:</text:span></text:p>
      <text:p text:style-name="P57"><text:span text:style-name="Source_20_Text"><text:s text:c="4"/>.space KSTACK_SIZE</text:span></text:p>
      <text:p text:style-name="Text_20_body">Finalmente: mostrar en una sesión de GDB los valores de <text:span text:style-name="Emphasis">%esp</text:span> y <text:span text:style-name="Emphasis">%eip</text:span> al entrar en <text:span text:style-name="Source_20_Text">kmain</text:span>, así como los valores almacenados en el stack en ese momento.</text:p>
      <text:h text:style-name="Heading_20_3" text:outline-level="3"><text:bookmark text:name="ej-cmdline"/><text:soft-page-break/>Ej: kern2-cmdline</text:h>
      <text:list xml:id="list7625209282476662403" text:style-name="L6">
        <text:list-item>
          <text:p text:style-name="P6">Lecturas obligatorias</text:p>
          <text:list>
            <text:list-item>
              <text:p text:style-name="P40">REES </text:p>
              <text:list>
                <text:list-item>
                  <text:p text:style-name="P40">cap. <text:span text:style-name="Strong_20_Emphasis">5</text:span> </text:p>
                </text:list-item>
              </text:list>
            </text:list-item>
          </text:list>
        </text:list-item>
        <text:list-item>
          <text:p text:style-name="P6">Lecturas recomendadas</text:p>
          <text:list>
            <text:list-item>
              <text:p text:style-name="P40">BRY2 </text:p>
              <text:list>
                <text:list-item>
                  <text:p text:style-name="P6">cap. 3: <text:span text:style-name="Strong_20_Emphasis">§12</text:span> </text:p>
                </text:list-item>
              </text:list>
            </text:list-item>
          </text:list>
        </text:list-item>
      </text:list>
      <text:p text:style-name="Text_20_body">En el arranque, el sistema operativo puede recibir parámetros, al igual que cualquier programa, “por la línea de comandos”. En el caso de un kernel, la línea de comandos es el gestor de arranque, por ejemplo <text:span text:style-name="Emphasis">grub</text:span>. Linux permite consultar los parámetros del arranque en el archivo <text:span text:style-name="Source_20_Text">/proc/cmdline</text:span>:</text:p>
      <text:p text:style-name="Preformatted_20_Text"><text:span text:style-name="Source_20_Text">$ cat /proc/cmdline</text:span></text:p>
      <text:p text:style-name="P57"><text:span text:style-name="Source_20_Text">BOOT_IMAGE=/vmlinuz-4.9.0-3-amd64 root=/dev/sda2 ro</text:span></text:p>
      <text:p text:style-name="Text_20_body">En QEMU, se pueden agregar parámetros al kernel mediante la opción <text:span text:style-name="Source_20_Text">-append</text:span>. Si se añade una variable adicional a las <text:a xlink:type="simple" xlink:href="https://fisop.github.io/7508/lab/kern0/#make-qemu" text:style-name="Internet_20_link" text:visited-style-name="Visited_20_Internet_20_Link">reglas de QEMU</text:a> propuestas en el lab anterior:</text:p>
      <text:p text:style-name="Preformatted_20_Text"><text:span text:style-name="Source_20_Text">KERN ?= kern2</text:span></text:p>
      <text:p text:style-name="P57"><text:span text:style-name="Source_20_Text">BOOT := -kernel $(KERN) $(QEMU_EXTRA)</text:span></text:p>
      <text:p text:style-name="Text_20_body">se puede especificar la opción directamente al invocar <text:span text:style-name="Emphasis">make:</text:span></text:p>
      <text:p text:style-name="P57"><text:span text:style-name="Source_20_Text">$ make qemu QEMU_EXTRA="-append 'param1=hola param2=adios'"</text:span></text:p>
      <text:p text:style-name="Text_20_body">Ahora que <text:span text:style-name="Source_20_Text">kmain</text:span> recibe un <text:span text:style-name="Source_20_Text">struct multiboot_info</text:span>, se pide expandir <text:span text:style-name="Emphasis">kern2.c</text:span> para imprimir al arrancar los parámetros recibidos:</text:p>
      <text:p text:style-name="Preformatted_20_Text"><text:span text:style-name="Source_20_Text">#include &lt;string.h&gt;</text:span></text:p>
      <text:p text:style-name="Preformatted_20_Text"/>
      <text:p text:style-name="Preformatted_20_Text"><text:span text:style-name="Source_20_Text">void kmain(const multiboot_info_t *mbi) {</text:span></text:p>
      <text:p text:style-name="Preformatted_20_Text"><text:span text:style-name="Source_20_Text"><text:s text:c="4"/>vga_write("kern2 loading.............", 8, 0x70);</text:span></text:p>
      <text:p text:style-name="Preformatted_20_Text"/>
      <text:p text:style-name="Preformatted_20_Text"><text:span text:style-name="Source_20_Text"><text:s text:c="4"/>if (/* mbi-&gt;flags indica que hay cmdline */) {</text:span></text:p>
      <text:p text:style-name="Preformatted_20_Text"><text:span text:style-name="Source_20_Text"><text:s text:c="8"/>char buf[256] = "cmdline: ";</text:span></text:p>
      <text:p text:style-name="Preformatted_20_Text"><text:span text:style-name="Source_20_Text"><text:s text:c="8"/>char *cmdline = (void *) mbi-&gt;cmdline;</text:span></text:p>
      <text:p text:style-name="Preformatted_20_Text"><text:span text:style-name="Source_20_Text"><text:s text:c="8"/>// Aquí usar strlcat() para concatenar cmdline a buf.</text:span></text:p>
      <text:p text:style-name="Preformatted_20_Text"><text:span text:style-name="Source_20_Text"><text:s text:c="8"/>// ...</text:span></text:p>
      <text:p text:style-name="Preformatted_20_Text"><text:span text:style-name="Source_20_Text"><text:s text:c="8"/>vga_write(buf, 9, 0x07);</text:span></text:p>
      <text:p text:style-name="Preformatted_20_Text"><text:span text:style-name="Source_20_Text"><text:s text:c="4"/>}</text:span></text:p>
      <text:p text:style-name="P57"><text:span text:style-name="Source_20_Text">}</text:span></text:p>
      <text:p text:style-name="Text_20_body">Para manejo de cadenas con <text:span text:style-name="Emphasis">string.h</text:span>, se reusa la biblioteca estándar de <text:a xlink:type="simple" xlink:href="http://pintos-os.org/" text:style-name="Internet_20_link" text:visited-style-name="Visited_20_Internet_20_Link">Pintos</text:a>, un kernel educativo de Stanford; en particular:</text:p>
      <text:list xml:id="list7203428639948650586" text:style-name="L7">
        <text:list-item>
          <text:p text:style-name="P41"><text:a xlink:type="simple" xlink:href="https://fisop.github.io/7508/lab/kern2/string.h" text:style-name="Internet_20_link" text:visited-style-name="Visited_20_Internet_20_Link">lib/string.h</text:a> </text:p>
        </text:list-item>
        <text:list-item>
          <text:p text:style-name="P7"><text:a xlink:type="simple" xlink:href="https://fisop.github.io/7508/lab/kern2/string.c" text:style-name="Internet_20_link" text:visited-style-name="Visited_20_Internet_20_Link">lib/string.c</text:a> </text:p>
        </text:list-item>
      </text:list>
      <text:p text:style-name="Text_20_body">Estos archivos deben ir en un subdirectorio <text:span text:style-name="Emphasis">lib</text:span>, ajustando la variable <text:span text:style-name="Source_20_Text">SRCS</text:span> como corresponda.</text:p>
      <text:p text:style-name="Text_20_body">Finalmente:</text:p>
      <text:list xml:id="list5887111038143800329" text:style-name="L8">
        <text:list-item>
          <text:p text:style-name="P8"><text:soft-page-break/>Mostrar cómo implementar la misma concatenación, de manera correcta, usando <text:a xlink:type="simple" xlink:href="http://man7.org/linux/man-pages/man3/strcat.3.html" text:style-name="Internet_20_link" text:visited-style-name="Visited_20_Internet_20_Link"><text:span text:style-name="Source_20_Text">strncat(3)</text:span></text:a>.</text:p>
        </text:list-item>
      </text:list>
      <text:list xml:id="list8735594627451337984" text:style-name="L10">
        <text:list-item>
          <text:p text:style-name="P9">Explicar cómo se comporta <text:a xlink:type="simple" xlink:href="https://www.freebsd.org/cgi/man.cgi?query=strlcat&amp;sektion=3" text:style-name="Internet_20_link" text:visited-style-name="Visited_20_Internet_20_Link"><text:span text:style-name="Source_20_Text">strlcat(3)</text:span></text:a> si, erróneamente, se declarase <text:span text:style-name="Emphasis">buf</text:span> con tamaño 12. ¿Introduce algún error el código?</text:p>
        </text:list-item>
      </text:list>
      <text:list xml:id="list281979199128456871" text:style-name="L11">
        <text:list-item>
          <text:p text:style-name="P10">Compilar el siguiente programa, y explicar por qué se imprimen dos líneas distintas, en lugar de la misma dos veces:</text:p>
        </text:list-item>
      </text:list>
      <text:p text:style-name="Preformatted_20_Text"><text:span text:style-name="Source_20_Text">#include &lt;stdio.h&gt;</text:span></text:p>
      <text:p text:style-name="Preformatted_20_Text"/>
      <text:p text:style-name="Preformatted_20_Text"><text:span text:style-name="Source_20_Text">static void printf_sizeof_buf(char buf[256]) {</text:span></text:p>
      <text:p text:style-name="Preformatted_20_Text"><text:span text:style-name="Source_20_Text"><text:s text:c="4"/>printf("sizeof buf = %zu\n", sizeof buf);</text:span></text:p>
      <text:p text:style-name="Preformatted_20_Text"><text:span text:style-name="Source_20_Text">}</text:span></text:p>
      <text:p text:style-name="Preformatted_20_Text"/>
      <text:p text:style-name="Preformatted_20_Text"><text:span text:style-name="Source_20_Text">int main(void) {</text:span></text:p>
      <text:p text:style-name="Preformatted_20_Text"><text:span text:style-name="Source_20_Text"><text:s text:c="4"/>char buf[256];</text:span></text:p>
      <text:p text:style-name="Preformatted_20_Text"><text:span text:style-name="Source_20_Text"><text:s text:c="4"/>printf("sizeof buf = %zu\n", sizeof buf);</text:span></text:p>
      <text:p text:style-name="Preformatted_20_Text"><text:span text:style-name="Source_20_Text"><text:s text:c="4"/>printf_sizeof_buf(buf);</text:span></text:p>
      <text:p text:style-name="P57"><text:span text:style-name="Source_20_Text">}</text:span></text:p>
      <text:p text:style-name="Text_20_body">Revisar, de ser necesario, K&amp;R §5.3.</text:p>
      <text:list xml:id="list6488455455350756018" text:style-name="L12">
        <text:list-item>
          <text:p text:style-name="P11"/>
        </text:list-item>
      </text:list>
      <text:h text:style-name="Heading_20_4" text:outline-level="4"><text:bookmark text:name="no-host-includes"/>Compiler includes</text:h>
      <text:p text:style-name="Text_20_body">En código del kernel no hay acceso a la biblioteca estándar de C, por lo que se debe incluir una implementación de todas las funciones que se invocan.</text:p>
      <text:p text:style-name="Text_20_body">Para código kernel, el compilador debería manejar las directivas <text:span text:style-name="Emphasis">include</text:span> de la siguiente manera:</text:p>
      <text:list xml:id="list4121784905803041320" text:style-name="L13">
        <text:list-item>
          <text:p text:style-name="P12">nunca usar los archivos de la biblioteca estándar de C (p. ej. <text:span text:style-name="Emphasis">string.h</text:span> o <text:span text:style-name="Emphasis">stdlib.h</text:span>)</text:p>
        </text:list-item>
        <text:list-item>
          <text:p text:style-name="P12">si se necesita, por ejemplo, <text:span text:style-name="Source_20_Text">#include &lt;string.h&gt;</text:span>, se debe buscar en la propia biblioteca del kernel, en este caso el subdirectorio <text:span text:style-name="Emphasis">lib</text:span></text:p>
        </text:list-item>
        <text:list-item>
          <text:p text:style-name="P12">los includes estándar de C99 como <text:span text:style-name="Emphasis">stdint.h</text:span> o <text:span text:style-name="Emphasis">stdbool.h</text:span> sí deberían estar disponibles (en este caso, los proporciona el mismo compilador y no libc).</text:p>
        </text:list-item>
      </text:list>
      <text:p text:style-name="Text_20_body">La opción <text:span text:style-name="Source_20_Text">-ffreestanding</text:span> no es suficiente para conseguir este comportamiento, por lo que se necesitan ajustes adicionales en <text:span text:style-name="Source_20_Text">CPPFLAGS</text:span>. A continuación se muestra cómo hacerlo en GCC y, más fácilmente, usando Clang:</text:p>
      <text:list xml:id="list3162692455099982489" text:style-name="L14">
        <text:list-item>
          <text:p text:style-name="P13">Clang</text:p>
          <text:p text:style-name="P58"><text:span text:style-name="Source_20_Text">CPPFLAGS := -nostdlibinc -idirafter lib</text:span></text:p>
        </text:list-item>
        <text:list-item>
          <text:p text:style-name="P13">GCC</text:p>
        </text:list-item>
      </text:list>
      <text:list xml:id="list524298862960565327" text:style-name="L15">
        <text:list-item>
          <text:p text:style-name="P46"><text:span text:style-name="Source_20_Text">CPPFLAGS := -nostdinc -idirafter lib</text:span></text:p>
          <text:p text:style-name="P46"/>
          <text:p text:style-name="P46"><text:span text:style-name="Source_20_Text">GCC_PATH := /usr/lib/gcc/x86_64-linux-gnu/6 ⁽¹⁾</text:span></text:p>
          <text:p text:style-name="P46"><text:span text:style-name="Source_20_Text">CPPFLAGS += -I$(GCC_PATH)/include -I$(GCC_PATH)/include-fixed</text:span></text:p>
          <text:p text:style-name="P46"/>
          <text:p text:style-name="P59"><text:span text:style-name="Source_20_Text">⁽¹⁾ Consultar la salida de gcc --print-search-dirs.</text:span></text:p>
        </text:list-item>
      </text:list>
      <text:h text:style-name="Heading_20_3" text:outline-level="3"><text:bookmark text:name="ej-meminfo"/><text:soft-page-break/>Ej: kern2-meminfo ★</text:h>
      <text:p text:style-name="Text_20_body">Se desea imprimir durante el arranque la cantidad de memoria física que el sistema reportó a través de Multiboot; por ejemplo:</text:p>
      <text:p text:style-name="Preformatted_20_Text"><text:span text:style-name="Source_20_Text">$ make qemu QEMU_EXTRA="-append meminfo"</text:span></text:p>
      <text:p text:style-name="Preformatted_20_Text"><text:span text:style-name="Source_20_Text">kern2 loading.............</text:span></text:p>
      <text:p text:style-name="Preformatted_20_Text"><text:span text:style-name="Source_20_Text">cmdline: kern2 meminfo</text:span></text:p>
      <text:p text:style-name="P57"><text:span text:style-name="Source_20_Text">Physical memory: 127MiB total (639KiB base, 129920KiB extended)</text:span></text:p>
      <text:p text:style-name="Text_20_body">Se puede cambiar la cantidad de memoria con el parámetro <text:span text:style-name="Source_20_Text">-m</text:span> de QEMU:</text:p>
      <text:p text:style-name="Preformatted_20_Text"><text:span text:style-name="Source_20_Text">$ make qemu QEMU_EXTRA="-m 256"</text:span></text:p>
      <text:p text:style-name="P57"><text:span text:style-name="Source_20_Text">Physical memory: 255MiB total (639KiB base, 260992KiB extended)</text:span></text:p>
      <text:p text:style-name="Text_20_body">Para imprimir un valor número en el buffer VGA se podría definir en <text:span text:style-name="Emphasis">write.c</text:span> una función con un prototipo similar a:</text:p>
      <text:p text:style-name="Preformatted_20_Text"><text:span text:style-name="Source_20_Text">#include &lt;stdbool.h&gt;</text:span></text:p>
      <text:p text:style-name="Preformatted_20_Text"><text:span text:style-name="Source_20_Text">#include &lt;stddef.h&gt;</text:span></text:p>
      <text:p text:style-name="Preformatted_20_Text"><text:span text:style-name="Source_20_Text">#include &lt;stdint.h&gt;</text:span></text:p>
      <text:p text:style-name="Preformatted_20_Text"/>
      <text:p text:style-name="Preformatted_20_Text"><text:span text:style-name="Source_20_Text">// Escribe en ‘s’ el valor de ‘val’ en base 10 si su anchura</text:span></text:p>
      <text:p text:style-name="Preformatted_20_Text"><text:span text:style-name="Source_20_Text">// es menor que ‘bufsize’. En ese caso devuelve true, caso de</text:span></text:p>
      <text:p text:style-name="Preformatted_20_Text"><text:span text:style-name="Source_20_Text">// no haber espacio suficiente no hace nada y devuelve false.</text:span></text:p>
      <text:p text:style-name="P57"><text:span text:style-name="Source_20_Text">bool fmt_int(uint64_t val, char *s, size_t bufsize);</text:span></text:p>
      <text:p text:style-name="Text_20_body">Así, en <text:span text:style-name="Emphasis">kmain</text:span> se puede invocar a <text:span text:style-name="Emphasis">fmt_int</text:span> sobre un buffer temporal, y usar <text:span text:style-name="Emphasis">strlcat</text:span> para componer todas las partes:</text:p>
      <text:p text:style-name="Preformatted_20_Text"><text:span text:style-name="Source_20_Text">char mem[256] = "Physical memory: ";</text:span></text:p>
      <text:p text:style-name="Preformatted_20_Text"><text:span text:style-name="Source_20_Text">char tmp[64] = "";</text:span></text:p>
      <text:p text:style-name="Preformatted_20_Text"/>
      <text:p text:style-name="Preformatted_20_Text"><text:span text:style-name="Source_20_Text">if (fmt_int(NNN, tmp, sizeof tmp)) {</text:span></text:p>
      <text:p text:style-name="Preformatted_20_Text"><text:span text:style-name="Source_20_Text"><text:s text:c="4"/>strlcat(mem, tmp, sizeof mem);</text:span></text:p>
      <text:p text:style-name="Preformatted_20_Text"><text:span text:style-name="Source_20_Text"><text:s text:c="4"/>strlcat(mem, "MiB total", sizeof mem);</text:span></text:p>
      <text:p text:style-name="Preformatted_20_Text"><text:span text:style-name="Source_20_Text">}</text:span></text:p>
      <text:p text:style-name="Preformatted_20_Text"/>
      <text:p text:style-name="Preformatted_20_Text"><text:span text:style-name="Source_20_Text">// ...</text:span></text:p>
      <text:p text:style-name="Preformatted_20_Text"/>
      <text:p text:style-name="P57"><text:span text:style-name="Source_20_Text">vga_write(mem, 10, 0x07);</text:span></text:p>
      <text:p text:style-name="Text_20_body">La implementación de <text:span text:style-name="Emphasis">fmt_int</text:span> puede comenzar por calcular la anchura del entero en decimal, y devolver <text:span text:style-name="Emphasis">false</text:span> si no hay espacio suficiente en el buffer recibido:</text:p>
      <text:p text:style-name="Preformatted_20_Text"><text:span text:style-name="Source_20_Text">static size_t int_width(uint64_t val) {</text:span></text:p>
      <text:p text:style-name="Preformatted_20_Text"><text:span text:style-name="Source_20_Text"><text:s text:c="4"/>// ...</text:span></text:p>
      <text:p text:style-name="Preformatted_20_Text"><text:span text:style-name="Source_20_Text">}</text:span></text:p>
      <text:p text:style-name="Preformatted_20_Text"/>
      <text:p text:style-name="Preformatted_20_Text"><text:span text:style-name="Source_20_Text">bool fmt_int(uint64_t val, char *s, size_t bufsize) {</text:span></text:p>
      <text:p text:style-name="Preformatted_20_Text"><text:span text:style-name="Source_20_Text"><text:s text:c="4"/>size_t l = int_width(val);</text:span></text:p>
      <text:p text:style-name="Preformatted_20_Text"/>
      <text:p text:style-name="Preformatted_20_Text"><text:span text:style-name="Source_20_Text"><text:s text:c="4"/>if (l &gt;= bufsize) <text:s/>// Pregunta: ¿por qué no "l &gt; bufsize"?</text:span></text:p>
      <text:p text:style-name="Preformatted_20_Text"><text:span text:style-name="Source_20_Text"><text:s text:c="8"/>return false;</text:span></text:p>
      <text:p text:style-name="Preformatted_20_Text"/>
      <text:p text:style-name="Preformatted_20_Text"><text:span text:style-name="Source_20_Text"><text:s text:c="4"/>s += l;</text:span></text:p>
      <text:p text:style-name="Preformatted_20_Text"><text:span text:style-name="Source_20_Text"><text:s text:c="4"/>// ...</text:span></text:p>
      <text:p text:style-name="Preformatted_20_Text"><text:span text:style-name="Source_20_Text"><text:s text:c="4"/>return true;</text:span></text:p>
      <text:p text:style-name="P57"><text:span text:style-name="Source_20_Text">}</text:span></text:p>
      <text:p text:style-name="Text_20_body"><text:soft-page-break/>Ayuda adicional:</text:p>
      <text:list xml:id="list6827500153694793868" text:style-name="L16">
        <text:list-item>
          <text:p text:style-name="P14">se puede pasar trivialmente de KiB a MiB con una operación de desplazamiento de bits, sin necesidad de división.</text:p>
        </text:list-item>
        <text:list-item>
          <text:p text:style-name="P14">quizá la función <text:span text:style-name="Emphasis">fmt_int</text:span> sí necesite realizar una división y/o operación de módulo, en cuyo caso el proceso de compilación quizá falle con un error similar a:</text:p>
          <text:p text:style-name="P47"><text:span text:style-name="Source_20_Text">write.c:38: undefined reference to `__umoddi3'</text:span></text:p>
          <text:p text:style-name="P60"><text:span text:style-name="Source_20_Text">write.c:40: undefined reference to `__udivdi3'</text:span></text:p>
          <text:p text:style-name="P14">Este error está explicado en el documento <text:a xlink:type="simple" xlink:href="https://cs107e.github.io/guides/gcc/" text:style-name="Internet_20_link" text:visited-style-name="Visited_20_Internet_20_Link">Guide to Bare Metal Programming with GCC</text:a> previamente señalado, y la solución se reduce a enlazar con <text:span text:style-name="Emphasis">libgcc</text:span>. Existen dos maneras de hacerlo:</text:p>
          <text:list>
            <text:list-item>
              <text:p text:style-name="P14">Seguir usando directamente <text:span text:style-name="Emphasis">ld</text:span> como enlazador, en cuyo caso hay que solicitar a gcc la ruta completa al archivo <text:span text:style-name="Emphasis">libgcc.a</text:span>:</text:p>
              <text:p text:style-name="P47"><text:span text:style-name="Source_20_Text">LIBGCC := $(shell $(CC) $(CFLAGS) -print-libgcc-file-name)</text:span></text:p>
              <text:p text:style-name="P47"/>
              <text:p text:style-name="P47"><text:span text:style-name="Source_20_Text">$(KERN): $(OBJS)</text:span></text:p>
              <text:p text:style-name="P60"><text:span text:style-name="Source_20_Text"><text:s text:c="8"/>ld -m elf_i386 -Ttext 0x100000 $^ $(LIBGCC) -o $@</text:span></text:p>
            </text:list-item>
            <text:list-item>
              <text:p text:style-name="P14">Usar el compilador de C como front-end al enlazador, que es lo que hace <text:span text:style-name="Emphasis">make</text:span> por omisión. En ese caso, se debe ajustar la sintaxis de las opciones, y añadir <text:span text:style-name="Source_20_Text">-nostdlib</text:span>:</text:p>
              <text:p text:style-name="P47"><text:span text:style-name="Source_20_Text">LDLIBS := -lgcc</text:span></text:p>
              <text:p text:style-name="P47"><text:span text:style-name="Source_20_Text">LDFLAGS := -m32 -nostdlib -static -Wl,-Ttext=0x100000</text:span></text:p>
              <text:p text:style-name="P47"/>
              <text:p text:style-name="P47"><text:span text:style-name="Source_20_Text">$(KERN): $(OBJS)</text:span></text:p>
              <text:p text:style-name="P60"><text:span text:style-name="Source_20_Text"><text:s text:c="8"/>$(CC) $(LDFLAGS) $^ $(LDLIBS) -o $@</text:span></text:p>
              <text:p text:style-name="P14">(Esta es, de hecho, la regla implícita de <text:span text:style-name="Emphasis">make</text:span> para el enlazado.)</text:p>
            </text:list-item>
          </text:list>
        </text:list-item>
      </text:list>
      <text:list xml:id="list8095425905973325439" text:style-name="L17">
        <text:list-item>
          <text:list>
            <text:list-item text:start-value="2">
              <text:p text:style-name="P15"/>
            </text:list-item>
          </text:list>
        </text:list-item>
      </text:list>
      <text:h text:style-name="Heading_20_2" text:outline-level="2"><text:bookmark text:name="cooperative"/>Concurrencia cooperativa</text:h>
      <text:p text:style-name="Text_20_body">Dadas dos o más tareas que se desea ejecutar de manera concurrente en un procesador —﻿por ejemplo, el cálculo de números primos o de los dígitos de π, o cualquier otra tarea <text:a xlink:type="simple" xlink:href="https://en.wikipedia.org/wiki/CPU-bound" text:style-name="Internet_20_link" text:visited-style-name="Visited_20_Internet_20_Link">CPU-bound</text:a>﻿— lo habitual es asignar a cada un flujo de ejecución separado (ya sean procesos o hilos); y delegar al sistema operativo la implementación de la concurrencia, esto es, la alternancia de ambos flujos.</text:p>
      <text:p text:style-name="Text_20_body">Suponiendo, para el resto del lab, un sistema con un solo <text:a xlink:type="simple" xlink:href="https://unix.stackexchange.com/a/146240" text:style-name="Internet_20_link" text:visited-style-name="Visited_20_Internet_20_Link"><text:span text:style-name="Emphasis">core</text:span></text:a>, se presenta ahora la pregunta: ¿es posible implementar concurrencia de algún tipo sin ayuda del sistema operativo?</text:p>
      <text:p text:style-name="Text_20_body">La respuesta a esta pregunta es una <text:span text:style-name="Emphasis">planificación cooperativa</text:span> en la que dos o más tareas se cedan mutuamente el uso del procesador por un internalo de tiempo. Como se verá, este tipo de cooperación puede implementarse sin ayuda del sistema operativo; y la implementación más sencilla se consigue proporcionando a cada tarea su propio stack.</text:p>
      <text:h text:style-name="Heading_20_3" text:outline-level="3"><text:bookmark text:name="ej-task"/><text:soft-page-break/>Ej: kern2-task</text:h>
      <text:p text:style-name="Text_20_body">En el ejercicio <text:a xlink:type="simple" xlink:href="https://fisop.github.io/7508/lab/kern2/#kern2-stack" text:style-name="Internet_20_link" text:visited-style-name="Visited_20_Internet_20_Link">kern2-stack</text:a> se vio cómo declarar espacio para stacks adicionales. En este ejercicio se realizarán, en dos stacks separados de 4 KiB, sendas llamadas a la función ya implementada <text:span text:style-name="Source_20_Text">vga_write()</text:span>.</text:p>
      <text:p text:style-name="Text_20_body">Partiendo de un archivo <text:span text:style-name="Emphasis">kern2.c</text:span> similar a:</text:p>
      <text:p text:style-name="Preformatted_20_Text"><text:span text:style-name="Source_20_Text">#include "decls.h"</text:span></text:p>
      <text:p text:style-name="Preformatted_20_Text"><text:span text:style-name="Source_20_Text">#include "multiboot.h"</text:span></text:p>
      <text:p text:style-name="Preformatted_20_Text"/>
      <text:p text:style-name="Preformatted_20_Text"><text:span text:style-name="Source_20_Text">void kmain(const multiboot_info_t *mbi) {</text:span></text:p>
      <text:p text:style-name="Preformatted_20_Text"><text:span text:style-name="Source_20_Text"><text:s text:c="4"/>vga_write("kern2 loading.............", 8, 0x70);</text:span></text:p>
      <text:p text:style-name="Preformatted_20_Text"/>
      <text:p text:style-name="Preformatted_20_Text"><text:span text:style-name="Source_20_Text"><text:s text:c="4"/>// A remplazar por una llamada a two_stacks(),</text:span></text:p>
      <text:p text:style-name="Preformatted_20_Text"><text:span text:style-name="Source_20_Text"><text:s text:c="4"/>// definida en stacks.S.</text:span></text:p>
      <text:p text:style-name="Preformatted_20_Text"><text:span text:style-name="Source_20_Text"><text:s text:c="4"/>vga_write("vga_write() from stack1", 12, 0x17);</text:span></text:p>
      <text:p text:style-name="Preformatted_20_Text"><text:span text:style-name="Source_20_Text"><text:s text:c="4"/>vga_write("vga_write() from stack2", 13, 0x90);</text:span></text:p>
      <text:p text:style-name="P57"><text:span text:style-name="Source_20_Text">}</text:span></text:p>
      <text:p text:style-name="Text_20_body">se pide implementar una función <text:span text:style-name="Source_20_Text">two_stacks()</text:span> en assembler que realice las llamadas mostradas en stacks distintos. Se recomienda usar el siguiente segmento de datos:</text:p>
      <text:p text:style-name="Preformatted_20_Text"><text:span text:style-name="Source_20_Text">// stacks.S</text:span></text:p>
      <text:p text:style-name="Preformatted_20_Text"><text:span text:style-name="Source_20_Text">#define USTACK_SIZE 4096</text:span></text:p>
      <text:p text:style-name="Preformatted_20_Text"/>
      <text:p text:style-name="Preformatted_20_Text"><text:span text:style-name="Source_20_Text">.data</text:span></text:p>
      <text:p text:style-name="Preformatted_20_Text"><text:span text:style-name="Source_20_Text"><text:s text:c="8"/>.align 4096</text:span></text:p>
      <text:p text:style-name="Preformatted_20_Text"><text:span text:style-name="Source_20_Text">stack1:</text:span></text:p>
      <text:p text:style-name="Preformatted_20_Text"><text:span text:style-name="Source_20_Text"><text:s text:c="8"/>.space USTACK_SIZE</text:span></text:p>
      <text:p text:style-name="Preformatted_20_Text"><text:span text:style-name="Source_20_Text">stack1_top:</text:span></text:p>
      <text:p text:style-name="Preformatted_20_Text"/>
      <text:p text:style-name="Preformatted_20_Text"><text:span text:style-name="Source_20_Text"><text:s text:c="8"/>.p2align 12</text:span></text:p>
      <text:p text:style-name="Preformatted_20_Text"><text:span text:style-name="Source_20_Text">stack2:</text:span></text:p>
      <text:p text:style-name="Preformatted_20_Text"><text:span text:style-name="Source_20_Text"><text:s text:c="8"/>.space USTACK_SIZE</text:span></text:p>
      <text:p text:style-name="Preformatted_20_Text"><text:span text:style-name="Source_20_Text">stack2_top:</text:span></text:p>
      <text:p text:style-name="Preformatted_20_Text"/>
      <text:p text:style-name="Preformatted_20_Text"><text:span text:style-name="Source_20_Text">msg1:</text:span></text:p>
      <text:p text:style-name="Preformatted_20_Text"><text:span text:style-name="Source_20_Text"><text:s text:c="8"/>.asciz "vga_write() from stack1"</text:span></text:p>
      <text:p text:style-name="Preformatted_20_Text"><text:span text:style-name="Source_20_Text">msg2:</text:span></text:p>
      <text:p text:style-name="P57"><text:span text:style-name="Source_20_Text"><text:s text:c="8"/>.asciz "vga_write() from stack2"</text:span></text:p>
      <text:p text:style-name="Text_20_body">y el siguiente esqueleto de implementación:</text:p>
      <text:p text:style-name="Preformatted_20_Text"><text:span text:style-name="Source_20_Text">// stacks.S continuado</text:span></text:p>
      <text:p text:style-name="Preformatted_20_Text"><text:span text:style-name="Source_20_Text">.text</text:span></text:p>
      <text:p text:style-name="Preformatted_20_Text"><text:span text:style-name="Source_20_Text">.globl two_stacks</text:span></text:p>
      <text:p text:style-name="Preformatted_20_Text"><text:span text:style-name="Source_20_Text">two_stacks:</text:span></text:p>
      <text:p text:style-name="Preformatted_20_Text"><text:span text:style-name="Source_20_Text"><text:s text:c="8"/>// Preámbulo estándar</text:span></text:p>
      <text:p text:style-name="Preformatted_20_Text"><text:span text:style-name="Source_20_Text"><text:s text:c="8"/>push %ebp</text:span></text:p>
      <text:p text:style-name="Preformatted_20_Text"><text:span text:style-name="Source_20_Text"><text:s text:c="8"/>movl %esp, %ebp</text:span></text:p>
      <text:p text:style-name="Preformatted_20_Text"/>
      <text:p text:style-name="Preformatted_20_Text"><text:span text:style-name="Source_20_Text"><text:s text:c="8"/>// Registros para apuntar a stack1 y stack2.</text:span></text:p>
      <text:p text:style-name="Preformatted_20_Text"><text:span text:style-name="Source_20_Text"><text:s text:c="8"/>mov $stack1_top, %eax</text:span></text:p>
      <text:p text:style-name="Preformatted_20_Text"><text:span text:style-name="Source_20_Text"><text:s text:c="8"/>mov $stack2_top, ... <text:s text:c="2"/>// Decidir qué registro usar.</text:span></text:p>
      <text:p text:style-name="Preformatted_20_Text"/>
      <text:p text:style-name="Preformatted_20_Text"><text:span text:style-name="Source_20_Text"><text:s text:c="8"/>// Cargar argumentos a ambos stacks en paralelo. Ayuda:</text:span></text:p>
      <text:p text:style-name="Preformatted_20_Text"><text:span text:style-name="Source_20_Text"><text:s text:c="8"/>// usar offsets respecto a %eax ($stack1_top), y lo mismo</text:span></text:p>
      <text:p text:style-name="Preformatted_20_Text"><text:span text:style-name="Source_20_Text"><text:s text:c="8"/>// para el registro usado para stack2_top.</text:span></text:p>
      <text:p text:style-name="Preformatted_20_Text"><text:span text:style-name="Source_20_Text"><text:s text:c="8"/>movl $0x17, ...(%eax)</text:span></text:p>
      <text:p text:style-name="Preformatted_20_Text"><text:span text:style-name="Source_20_Text"><text:s text:c="8"/>movl $0x90, ...(...)</text:span></text:p>
      <text:p text:style-name="Preformatted_20_Text"><text:soft-page-break/></text:p>
      <text:p text:style-name="Preformatted_20_Text"><text:span text:style-name="Source_20_Text"><text:s text:c="8"/>movl $12, ...</text:span></text:p>
      <text:p text:style-name="Preformatted_20_Text"><text:span text:style-name="Source_20_Text"><text:s text:c="8"/>movl $13, ...</text:span></text:p>
      <text:p text:style-name="Preformatted_20_Text"/>
      <text:p text:style-name="Preformatted_20_Text"><text:span text:style-name="Source_20_Text"><text:s text:c="8"/>movl $msg1, ...</text:span></text:p>
      <text:p text:style-name="Preformatted_20_Text"><text:span text:style-name="Source_20_Text"><text:s text:c="8"/>movl $msg2, ...</text:span></text:p>
      <text:p text:style-name="Preformatted_20_Text"/>
      <text:p text:style-name="Preformatted_20_Text"><text:span text:style-name="Source_20_Text"><text:s text:c="8"/>// Realizar primera llamada con stack1. Ayuda: usar LEA</text:span></text:p>
      <text:p text:style-name="Preformatted_20_Text"><text:span text:style-name="Source_20_Text"><text:s text:c="8"/>// con el mismo offset que los últimos MOV para calcular</text:span></text:p>
      <text:p text:style-name="Preformatted_20_Text"><text:span text:style-name="Source_20_Text"><text:s text:c="8"/>// la dirección deseada de ESP.</text:span></text:p>
      <text:p text:style-name="Preformatted_20_Text"><text:span text:style-name="Source_20_Text"><text:s text:c="8"/>leal ...(%eax), %esp</text:span></text:p>
      <text:p text:style-name="Preformatted_20_Text"><text:span text:style-name="Source_20_Text"><text:s text:c="8"/>call vga_write</text:span></text:p>
      <text:p text:style-name="Preformatted_20_Text"/>
      <text:p text:style-name="Preformatted_20_Text"><text:span text:style-name="Source_20_Text"><text:s text:c="8"/>// Restaurar stack original. ¿Es %ebp suficiente?</text:span></text:p>
      <text:p text:style-name="Preformatted_20_Text"><text:span text:style-name="Source_20_Text"><text:s text:c="8"/>movl ..., %esp</text:span></text:p>
      <text:p text:style-name="Preformatted_20_Text"/>
      <text:p text:style-name="Preformatted_20_Text"><text:span text:style-name="Source_20_Text"><text:s text:c="8"/>// Realizar segunda llamada con stack2.</text:span></text:p>
      <text:p text:style-name="Preformatted_20_Text"><text:span text:style-name="Source_20_Text"><text:s text:c="8"/>leal ...(...), %esp</text:span></text:p>
      <text:p text:style-name="Preformatted_20_Text"><text:span text:style-name="Source_20_Text"><text:s text:c="8"/>call vga_write</text:span></text:p>
      <text:p text:style-name="Preformatted_20_Text"/>
      <text:p text:style-name="Preformatted_20_Text"><text:span text:style-name="Source_20_Text"><text:s text:c="8"/>// Restaurar registros callee-saved, si se usaron.</text:span></text:p>
      <text:p text:style-name="Preformatted_20_Text"><text:span text:style-name="Source_20_Text"><text:s text:c="8"/>...</text:span></text:p>
      <text:p text:style-name="Preformatted_20_Text"/>
      <text:p text:style-name="Preformatted_20_Text"><text:span text:style-name="Source_20_Text"><text:s text:c="8"/>leave</text:span></text:p>
      <text:p text:style-name="P57"><text:span text:style-name="Source_20_Text"><text:s text:c="8"/>ret</text:span></text:p>
      <text:h text:style-name="Heading_20_3" text:outline-level="3"><text:bookmark text:name="ej-exec"/>Ej: kern2-exec</text:h>
      <text:p text:style-name="Text_20_body">Implementar ahora una función en C que realice la misma tarea que <text:span text:style-name="Source_20_Text">two_stacks()</text:span>, realizando las llamadas de escritura de la siguiente manera:</text:p>
      <text:list xml:id="list6739058226310114764" text:style-name="L18">
        <text:list-item>
          <text:p text:style-name="P16">para la primera llamada, definir una función auxiliar en un nuevo archivo <text:span text:style-name="Emphasis">tasks.S:</text:span></text:p>
          <text:p text:style-name="P48"><text:span text:style-name="Source_20_Text">// Realiza una llamada a "entry" sobre el stack proporcionado.</text:span></text:p>
          <text:p text:style-name="P61"><text:span text:style-name="Source_20_Text">void task_exec(uintptr_t entry, uintptr_t stack);</text:span></text:p>
        </text:list-item>
        <text:list-item>
          <text:p text:style-name="P16">para la segunda llamada, realizar la llamada directamente mediante assembler <text:span text:style-name="Emphasis">inline</text:span>.</text:p>
        </text:list-item>
      </text:list>
      <text:p text:style-name="Text_20_body">El código en C puede estar en el mismo archivo <text:span text:style-name="Emphasis">kern2.c</text:span>, y debe preparar sus stacks de modo análogo a <text:span text:style-name="Emphasis">stacks.S</text:span>. Se sugiere el siguiente esqueleto de implementación:</text:p>
      <text:p text:style-name="Preformatted_20_Text"><text:span text:style-name="Source_20_Text">#include "decls.h"</text:span></text:p>
      <text:p text:style-name="Preformatted_20_Text"><text:span text:style-name="Source_20_Text">#include "multiboot.h"</text:span></text:p>
      <text:p text:style-name="Preformatted_20_Text"/>
      <text:p text:style-name="Preformatted_20_Text"><text:span text:style-name="Source_20_Text">#define USTACK_SIZE 4096</text:span></text:p>
      <text:p text:style-name="Preformatted_20_Text"/>
      <text:p text:style-name="Preformatted_20_Text"><text:span text:style-name="Source_20_Text">void kmain(const multiboot_info_t *mbi) {</text:span></text:p>
      <text:p text:style-name="Preformatted_20_Text"><text:span text:style-name="Source_20_Text"><text:s text:c="4"/>vga_write("kern2 loading.............", 8, 0x70);</text:span></text:p>
      <text:p text:style-name="Preformatted_20_Text"/>
      <text:p text:style-name="Preformatted_20_Text"><text:span text:style-name="Source_20_Text"><text:s text:c="4"/>two_stacks();</text:span></text:p>
      <text:p text:style-name="Preformatted_20_Text"><text:span text:style-name="Source_20_Text"><text:s text:c="4"/>two_stacks_c();</text:span></text:p>
      <text:p text:style-name="Preformatted_20_Text"><text:span text:style-name="Source_20_Text">}</text:span></text:p>
      <text:p text:style-name="Preformatted_20_Text"/>
      <text:p text:style-name="Preformatted_20_Text"><text:span text:style-name="Source_20_Text">static uint8_t stack1[USTACK_SIZE] __attribute__((aligned(4096)));</text:span></text:p>
      <text:p text:style-name="Preformatted_20_Text"><text:span text:style-name="Source_20_Text">static uint8_t stack2[USTACK_SIZE] __attribute__((aligned(4096)));</text:span></text:p>
      <text:p text:style-name="Preformatted_20_Text"/>
      <text:p text:style-name="Preformatted_20_Text"><text:span text:style-name="Source_20_Text">void two_stacks_c() {</text:span></text:p>
      <text:p text:style-name="Preformatted_20_Text"><text:span text:style-name="Source_20_Text"><text:s text:c="4"/>// Inicializar al *tope* de cada pila.</text:span></text:p>
      <text:p text:style-name="Preformatted_20_Text"><text:span text:style-name="Source_20_Text"><text:s text:c="4"/>uintptr_t *a = ...</text:span></text:p>
      <text:p text:style-name="Preformatted_20_Text"><text:span text:style-name="Source_20_Text"><text:s text:c="4"/>uintptr_t *b = ...</text:span></text:p>
      <text:p text:style-name="Preformatted_20_Text"/>
      <text:p text:style-name="Preformatted_20_Text"><text:soft-page-break/><text:span text:style-name="Source_20_Text"><text:s text:c="4"/>// Preparar, en stack1, la llamada:</text:span></text:p>
      <text:p text:style-name="Preformatted_20_Text"><text:span text:style-name="Source_20_Text"><text:s text:c="4"/>vga_write("vga_write() from stack1", 15, 0x57);</text:span></text:p>
      <text:p text:style-name="Preformatted_20_Text"/>
      <text:p text:style-name="Preformatted_20_Text"><text:span text:style-name="Source_20_Text"><text:s text:c="4"/>// AYUDA 1: se puede usar alguna forma de pre- o post-</text:span></text:p>
      <text:p text:style-name="Preformatted_20_Text"><text:span text:style-name="Source_20_Text"><text:s text:c="4"/>// incremento/decremento, según corresponda:</text:span></text:p>
      <text:p text:style-name="Preformatted_20_Text"><text:span text:style-name="Source_20_Text"><text:s text:c="4"/>//</text:span></text:p>
      <text:p text:style-name="Preformatted_20_Text"><text:span text:style-name="Source_20_Text"><text:s text:c="4"/>// <text:s text:c="4"/>*(a++) = ...</text:span></text:p>
      <text:p text:style-name="Preformatted_20_Text"><text:span text:style-name="Source_20_Text"><text:s text:c="4"/>// <text:s text:c="4"/>*(++a) = ...</text:span></text:p>
      <text:p text:style-name="Preformatted_20_Text"><text:span text:style-name="Source_20_Text"><text:s text:c="4"/>// <text:s text:c="4"/>*(a--) = ...</text:span></text:p>
      <text:p text:style-name="Preformatted_20_Text"><text:span text:style-name="Source_20_Text"><text:s text:c="4"/>// <text:s text:c="4"/>*(--a) = ...</text:span></text:p>
      <text:p text:style-name="Preformatted_20_Text"/>
      <text:p text:style-name="Preformatted_20_Text"><text:span text:style-name="Source_20_Text"><text:s text:c="4"/>// AYUDA 2: para apuntar a la cadena con el mensaje,</text:span></text:p>
      <text:p text:style-name="Preformatted_20_Text"><text:span text:style-name="Source_20_Text"><text:s text:c="4"/>// es suficiente con el siguiente cast:</text:span></text:p>
      <text:p text:style-name="Preformatted_20_Text"><text:span text:style-name="Source_20_Text"><text:s text:c="4"/>//</text:span></text:p>
      <text:p text:style-name="Preformatted_20_Text"><text:span text:style-name="Source_20_Text"><text:s text:c="4"/>// <text:s text:c="2"/>... a ... = (uintptr_t) "vga_write() from stack1";</text:span></text:p>
      <text:p text:style-name="Preformatted_20_Text"/>
      <text:p text:style-name="Preformatted_20_Text"><text:span text:style-name="Source_20_Text"><text:s text:c="4"/>// Preparar, en s2, la llamada:</text:span></text:p>
      <text:p text:style-name="Preformatted_20_Text"><text:span text:style-name="Source_20_Text"><text:s text:c="4"/>vga_write("vga_write() from stack2", 16, 0xD0);</text:span></text:p>
      <text:p text:style-name="Preformatted_20_Text"/>
      <text:p text:style-name="Preformatted_20_Text"><text:span text:style-name="Source_20_Text"><text:s text:c="4"/>// AYUDA 3: para esta segunda llamada, usar esta forma de</text:span></text:p>
      <text:p text:style-name="Preformatted_20_Text"><text:span text:style-name="Source_20_Text"><text:s text:c="4"/>// asignación alternativa:</text:span></text:p>
      <text:p text:style-name="Preformatted_20_Text"><text:span text:style-name="Source_20_Text"><text:s text:c="4"/>b -= 3;</text:span></text:p>
      <text:p text:style-name="Preformatted_20_Text"><text:span text:style-name="Source_20_Text"><text:s text:c="4"/>b[0] = ...</text:span></text:p>
      <text:p text:style-name="Preformatted_20_Text"><text:span text:style-name="Source_20_Text"><text:s text:c="4"/>b[1] = ...</text:span></text:p>
      <text:p text:style-name="Preformatted_20_Text"><text:span text:style-name="Source_20_Text"><text:s text:c="4"/>b[2] = ...</text:span></text:p>
      <text:p text:style-name="Preformatted_20_Text"/>
      <text:p text:style-name="Preformatted_20_Text"><text:span text:style-name="Source_20_Text"><text:s text:c="4"/>// Primera llamada usando task_exec().</text:span></text:p>
      <text:p text:style-name="Preformatted_20_Text"><text:span text:style-name="Source_20_Text"><text:s text:c="4"/>task_exec((uintptr_t) vga_write, (uintptr_t) s1);</text:span></text:p>
      <text:p text:style-name="Preformatted_20_Text"/>
      <text:p text:style-name="Preformatted_20_Text"><text:span text:style-name="Source_20_Text"><text:s text:c="4"/>// Segunda llamada con ASM directo. Importante: no</text:span></text:p>
      <text:p text:style-name="Preformatted_20_Text"><text:span text:style-name="Source_20_Text"><text:s text:c="4"/>// olvidar restaurar el valor de %esp al terminar, y</text:span></text:p>
      <text:p text:style-name="Preformatted_20_Text"><text:span text:style-name="Source_20_Text"><text:s text:c="4"/>// compilar con: -fasm -fno-omit-frame-pointer.</text:span></text:p>
      <text:p text:style-name="Preformatted_20_Text"><text:span text:style-name="Source_20_Text"><text:s text:c="4"/>asm("...; call *%1; ..."</text:span></text:p>
      <text:p text:style-name="Preformatted_20_Text"><text:span text:style-name="Source_20_Text"><text:s text:c="8"/>: /* no outputs */</text:span></text:p>
      <text:p text:style-name="Preformatted_20_Text"><text:span text:style-name="Source_20_Text"><text:s text:c="8"/>: "r"(s2), "r"(vga_write));</text:span></text:p>
      <text:p text:style-name="P57"><text:span text:style-name="Source_20_Text">}</text:span></text:p>
      <text:h text:style-name="Heading_20_3" text:outline-level="3"><text:bookmark text:name="ej-regcall"/>Ej: kern2-regcall</text:h>
      <text:p text:style-name="Text_20_body">Para este ejercicio se añadirá una segunda versión de <text:span text:style-name="Source_20_Text">vga_write()</text:span> que toma sus parámetros directamente por registros:</text:p>
      <text:p text:style-name="Preformatted_20_Text"><text:span text:style-name="Source_20_Text">// decls.h</text:span></text:p>
      <text:p text:style-name="Preformatted_20_Text"><text:span text:style-name="Source_20_Text">void __attribute__((regparm(3)))</text:span></text:p>
      <text:p text:style-name="P57"><text:span text:style-name="Source_20_Text">vga_write2(const char *s, int8_t linea, uint8_t color);</text:span></text:p>
      <text:p text:style-name="Text_20_body">Se pide, en primer lugar, leer la documentación de la convención de llamadas <text:a xlink:type="simple" xlink:href="https://gcc.gnu.org/onlinedocs/gcc/x86-Function-Attributes.html" text:style-name="Internet_20_link" text:visited-style-name="Visited_20_Internet_20_Link">regparm</text:a> para implementar la función <text:span text:style-name="Source_20_Text">vga_write2()</text:span> en el archivo <text:span text:style-name="Emphasis">funcs.S:</text:span></text:p>
      <text:p text:style-name="Preformatted_20_Text"><text:span text:style-name="Source_20_Text">// tasks.S</text:span></text:p>
      <text:p text:style-name="Preformatted_20_Text"><text:span text:style-name="Source_20_Text">.globl vga_write2</text:span></text:p>
      <text:p text:style-name="Preformatted_20_Text"><text:span text:style-name="Source_20_Text">vga_write2:</text:span></text:p>
      <text:p text:style-name="Preformatted_20_Text"><text:span text:style-name="Source_20_Text"><text:s text:c="8"/>push %ebp</text:span></text:p>
      <text:p text:style-name="Preformatted_20_Text"><text:span text:style-name="Source_20_Text"><text:s text:c="8"/>movl %esp, %ebp</text:span></text:p>
      <text:p text:style-name="Preformatted_20_Text"/>
      <text:p text:style-name="Preformatted_20_Text"><text:span text:style-name="Source_20_Text"><text:s text:c="8"/>// ...</text:span></text:p>
      <text:p text:style-name="Preformatted_20_Text"><text:span text:style-name="Source_20_Text"><text:s text:c="8"/>call vga_write</text:span></text:p>
      <text:p text:style-name="Preformatted_20_Text"/>
      <text:p text:style-name="Preformatted_20_Text"><text:span text:style-name="Source_20_Text"><text:s text:c="8"/>leave</text:span></text:p>
      <text:p text:style-name="P57"><text:span text:style-name="Source_20_Text"><text:s text:c="8"/>ret</text:span></text:p>
      <text:p text:style-name="Text_20_body"><text:soft-page-break/>A continuación, mostrar con <text:span text:style-name="Source_20_Text">objdump -d</text:span> el código generado por GCC para la siguiente llamada a <text:span text:style-name="Emphasis">vga_write2()</text:span> desde la función principal:</text:p>
      <text:p text:style-name="Preformatted_20_Text"><text:span text:style-name="Source_20_Text">void kmain(const multiboot_info_t *mbi) {</text:span></text:p>
      <text:p text:style-name="Preformatted_20_Text"><text:span text:style-name="Source_20_Text"><text:s text:c="4"/>vga_write("kern2 loading.............", 8, 0x70);</text:span></text:p>
      <text:p text:style-name="Preformatted_20_Text"/>
      <text:p text:style-name="Preformatted_20_Text"><text:span text:style-name="Source_20_Text"><text:s text:c="4"/>two_stacks();</text:span></text:p>
      <text:p text:style-name="Preformatted_20_Text"><text:span text:style-name="Source_20_Text"><text:s text:c="4"/>two_stacks_c();</text:span></text:p>
      <text:p text:style-name="Preformatted_20_Text"/>
      <text:p text:style-name="Preformatted_20_Text"><text:span text:style-name="Source_20_Text"><text:s text:c="4"/>vga_write2("Funciona vga_write2?", 18, 0xE0);</text:span></text:p>
      <text:p text:style-name="P57"><text:span text:style-name="Source_20_Text">}</text:span></text:p>
      <text:h text:style-name="Heading_20_3" text:outline-level="3"><text:bookmark text:name="ej-swap"/>Ej: kern2-swap</text:h>
      <text:p text:style-name="Text_20_body">En el archivo <text:a xlink:type="simple" xlink:href="https://fisop.github.io/7508/lab/kern2/contador.c" text:style-name="Internet_20_link" text:visited-style-name="Visited_20_Internet_20_Link">contador.c</text:a> se proporciona una función <text:span text:style-name="Source_20_Text">contador_yield()</text:span> que muestra en el buffer VGA una cuenta desde 0 hasta un número pasado como parámetro. Para simular un retardo entre número y número, a cada incremento se le añade un ciclo <text:span text:style-name="Emphasis">while</text:span> con un número alto de iteraciones (controlado por la macro <text:span text:style-name="Source_20_Text">DELAY</text:span>).</text:p>
      <text:p text:style-name="Text_20_body">Añadir el archivo a las fuentes de <text:span text:style-name="Emphasis">kern2</text:span> y comprobar que se ejecutan dos contadores (uno verde y otro rojo) al invocar a <text:span text:style-name="Source_20_Text">contador_run()</text:span> desde la función principal:</text:p>
      <text:p text:style-name="Preformatted_20_Text"><text:span text:style-name="Source_20_Text">void kmain(const multiboot_info_t *mbi) {</text:span></text:p>
      <text:p text:style-name="Preformatted_20_Text"><text:span text:style-name="Source_20_Text"><text:s text:c="4"/>vga_write("kern2 loading.............", 8, 0x70);</text:span></text:p>
      <text:p text:style-name="Preformatted_20_Text"/>
      <text:p text:style-name="Preformatted_20_Text"><text:span text:style-name="Source_20_Text"><text:s text:c="4"/>two_stacks();</text:span></text:p>
      <text:p text:style-name="Preformatted_20_Text"><text:span text:style-name="Source_20_Text"><text:s text:c="4"/>two_stacks_c();</text:span></text:p>
      <text:p text:style-name="Preformatted_20_Text"><text:span text:style-name="Source_20_Text"><text:s text:c="4"/>contador_run(); <text:s/>// Nueva llamada ej. kern2-swap.</text:span></text:p>
      <text:p text:style-name="Preformatted_20_Text"/>
      <text:p text:style-name="Preformatted_20_Text"><text:span text:style-name="Source_20_Text"><text:s text:c="4"/>vga_write2("Funciona vga_write2?", 18, 0xE0);</text:span></text:p>
      <text:p text:style-name="P57"><text:span text:style-name="Source_20_Text">}</text:span></text:p>
      <text:p text:style-name="Text_20_body">Al final de cada iteración, esto es, de cada incremento, el código del contador invoca a la función <text:span text:style-name="Source_20_Text">yield()</text:span>.</text:p>
      <text:p text:style-name="Text_20_body">Esta función simplemente invoca, pasando una variable estática como parámetro, a la función <text:span text:style-name="Source_20_Text">task_swap()</text:span>, que es el verdadero objetivo de este ejercicio:</text:p>
      <text:p text:style-name="Preformatted_20_Text"><text:span text:style-name="Source_20_Text">// Pone en ejecución la tarea cuyo stack está en ‘*esp’, cuyo</text:span></text:p>
      <text:p text:style-name="Preformatted_20_Text"><text:span text:style-name="Source_20_Text">// valor se intercambia por el valor actual de %esp. Guarda y</text:span></text:p>
      <text:p text:style-name="Preformatted_20_Text"><text:span text:style-name="Source_20_Text">// restaura todos los callee-saved registers.</text:span></text:p>
      <text:p text:style-name="P57"><text:span text:style-name="Source_20_Text">void task_swap(uintptr_t *esp);</text:span></text:p>
      <text:p text:style-name="Text_20_body">En este ejercicio se pide, siguiendo las instrucciones indicadas:</text:p>
      <text:list xml:id="list3060287584791998232" text:style-name="L19">
        <text:list-item>
          <text:p text:style-name="P17">Reescribir la función <text:span text:style-name="Source_20_Text">contador_run()</text:span> para que se ejecute cada contador en un stack separado:</text:p>
          <text:p text:style-name="P49"><text:span text:style-name="Source_20_Text">void contador_run() {</text:span></text:p>
          <text:p text:style-name="P49"><text:span text:style-name="Source_20_Text"><text:s text:c="4"/>// Configurar stack1 y stack2 con los valores apropiados.</text:span></text:p>
          <text:p text:style-name="P49"><text:span text:style-name="Source_20_Text"><text:s text:c="4"/>uintptr_t *a = ...</text:span></text:p>
          <text:p text:style-name="P49"><text:span text:style-name="Source_20_Text"><text:s text:c="4"/>uintptr_t *b = ...</text:span></text:p>
          <text:p text:style-name="P49"/>
          <text:p text:style-name="P49"><text:span text:style-name="Source_20_Text"><text:s text:c="4"/>...</text:span></text:p>
          <text:p text:style-name="P49"/>
          <text:p text:style-name="P49"><text:span text:style-name="Source_20_Text"><text:s text:c="4"/>// Actualizar la variable estática ‘esp’ para que apunte</text:span></text:p>
          <text:p text:style-name="P49"><text:span text:style-name="Source_20_Text"><text:s text:c="4"/>// al del segundo contador.</text:span></text:p>
          <text:p text:style-name="P49"><text:soft-page-break/><text:span text:style-name="Source_20_Text"><text:s text:c="4"/>...</text:span></text:p>
          <text:p text:style-name="P49"/>
          <text:p text:style-name="P49"><text:span text:style-name="Source_20_Text"><text:s text:c="4"/>// Lanzar el primer contador con task_exec.</text:span></text:p>
          <text:p text:style-name="P49"><text:span text:style-name="Source_20_Text"><text:s text:c="4"/>task_exec(...);</text:span></text:p>
          <text:p text:style-name="P62"><text:span text:style-name="Source_20_Text">}</text:span></text:p>
          <text:p text:style-name="P17">Consideraciones:</text:p>
          <text:list>
            <text:list-item>
              <text:p text:style-name="P17">la configuración del stack del primer contador, que se ejecuta con <text:span text:style-name="Source_20_Text">task_exec()</text:span>, será muy similar a las realizadas en la función <text:span text:style-name="Source_20_Text">two_stacks_c()</text:span> del ejercicio <text:a xlink:type="simple" xlink:href="https://fisop.github.io/7508/lab/kern2/#ej-exec" text:style-name="Internet_20_link" text:visited-style-name="Visited_20_Internet_20_Link">kern2-exec</text:a>.</text:p>
            </text:list-item>
            <text:list-item>
              <text:p text:style-name="P17">la configuración del segundo contador es más compleja, y seguramente sea mejor realizarla tras implementar <text:span text:style-name="Source_20_Text">task_swap()</text:span>; pues se debe crear artificialmente el stack tal y como lo hubiera preparado esta función.</text:p>
            </text:list-item>
          </text:list>
          <text:p text:style-name="P17">Explicar, para el stack de cada contador, cuántas posiciones se asignan, y qué representa cada una.</text:p>
        </text:list-item>
        <text:list-item>
          <text:p text:style-name="P17">Implementar en <text:span text:style-name="Emphasis">tasks.S</text:span> la función <text:span text:style-name="Source_20_Text">task_swap()</text:span>. Como se indicó arriba, esta función recibe como parámetro la ubicación en memoria de la variable <text:span text:style-name="Emphasis">esp</text:span> que apunta al stack de la tarea en “stand-by”. La responsabilidad de esta función es:</text:p>
          <text:list>
            <text:list-item>
              <text:p text:style-name="P17">guardar, en el stack de la tarea actual, los registros que son <text:span text:style-name="Emphasis">callee-saved</text:span></text:p>
            </text:list-item>
            <text:list-item>
              <text:p text:style-name="P17">cargar en <text:span text:style-name="Emphasis">%esp</text:span> el stack de la nueva tarea, y guardar en la variable <text:span text:style-name="Emphasis">esp</text:span> el valor previo de <text:span text:style-name="Emphasis">%esp</text:span></text:p>
            </text:list-item>
            <text:list-item>
              <text:p text:style-name="P17">restaurar, desde el nuevo stack, los registros que fueron guardados por una llamada previa a <text:span text:style-name="Source_20_Text">task_swap()</text:span>, y retornar (con la instrucción <text:span text:style-name="Source_20_Text">ret</text:span>) a la nueva tarea.</text:p>
            </text:list-item>
          </text:list>
          <text:p text:style-name="P17">Para esta función, se recomienda no usar el preámbulo, esto es, no modificar el registro <text:span text:style-name="Emphasis">%ebp</text:span> al entrar en la función.</text:p>
        </text:list-item>
      </text:list>
      <text:h text:style-name="Heading_20_3" text:outline-level="3"><text:bookmark text:name="ej-exit"/>Ej: kern2-exit ★</text:h>
      <text:p text:style-name="Text_20_body">En la función <text:span text:style-name="Source_20_Text">contador_run()</text:span> del ejercicio anterior, se configuran ambos contadores con el mismo número de iteraciones. Reducir ahora el número de iteraciones del <text:span text:style-name="Emphasis">segundo</text:span> contador, y describir qué tipo de error ocurre.</text:p>
      <text:p text:style-name="Text_20_body">Si la segunda tarea finaliza antes, le corresponde realizar una última llamada a <text:span text:style-name="Source_20_Text">task_swap()</text:span> que:</text:p>
      <text:list xml:id="list205805187937222564" text:style-name="L20">
        <text:list-item>
          <text:p text:style-name="P42">ceda por una vez más el procesador a la primera tarea </text:p>
        </text:list-item>
        <text:list-item>
          <text:p text:style-name="P18">anule la variable <text:span text:style-name="Emphasis">esp</text:span>, de manera que la primera tarea no ceda más el control, hasta su finalización </text:p>
        </text:list-item>
      </text:list>
      <text:p text:style-name="Text_20_body">Se podría definir una función a tal efecto:</text:p>
      <text:p text:style-name="Preformatted_20_Text"><text:span text:style-name="Source_20_Text">static void exit() {</text:span></text:p>
      <text:p text:style-name="Preformatted_20_Text"><text:span text:style-name="Source_20_Text"><text:s text:c="4"/>uintptr_t *tmp = ...</text:span></text:p>
      <text:p text:style-name="Preformatted_20_Text"><text:span text:style-name="Source_20_Text"><text:s text:c="4"/>esp = ...</text:span></text:p>
      <text:p text:style-name="Preformatted_20_Text"><text:span text:style-name="Source_20_Text"><text:s text:c="4"/>task_swap(...);</text:span></text:p>
      <text:p text:style-name="P57"><text:span text:style-name="Source_20_Text">}</text:span></text:p>
      <text:p text:style-name="Text_20_body"><text:soft-page-break/>Completar la definición, y realizar una llamada a la misma al finalizar el ciclo principal de <text:span text:style-name="Source_20_Text">contador_yield()</text:span>: ahora debería funcionar el caso en el que la segunda tarea termina primero.</text:p>
      <text:p text:style-name="Text_20_body">A continuación, eliminar la llamada explícita a <text:span text:style-name="Source_20_Text">exit()</text:span>, y programar su ejecución vía <text:span text:style-name="Source_20_Text">contador_run()</text:span>, esto es: al preparar el stack del segundo contador.</text:p>
      <text:h text:style-name="Heading_20_2" text:outline-level="2"><text:bookmark text:name="interrupts"/>Interrupciones: reloj y teclado</text:h>
      <text:p text:style-name="Text_20_body">Para poder hacer planificación basada en intervalos de tiempo, es necesario tener configurada una interrupción de reloj que de manera periodica devuelva el control de la CPU al kernel. Así, en cada uno de esos instantes el kernel tendrá oportunidad de decidir si corresponde cambiar la tarea en ejecución.</text:p>
      <text:p text:style-name="Text_20_body">El mismo mecanismo de interrupciones permite también el manejo de dispositivos físicos; por ejemplo, el teclado genera una interrupción para indicar al sistema operativo que se generó un evento (por ejemplo, la pulsación de una tecla).</text:p>
      <text:h text:style-name="Heading_20_3" text:outline-level="3"><text:bookmark text:name="ej-kern2-idt"/>Ej: kern2-idt</text:h>
      <text:p text:style-name="Text_20_body">El mecanismo de interrupciones se describe en detalle en <text:span text:style-name="Strong_20_Emphasis">IA32-3A</text:span>, capítulo 6: <text:span text:style-name="Emphasis">Interrupt and Exception Handling</text:span>. El objetivo de este primer ejercicio será la configuración de la tabla de interrupciones <text:span text:style-name="Emphasis">(interrupt descriptor table)</text:span>. Para ello, se implementarán las siguientes funciones:</text:p>
      <text:p text:style-name="Preformatted_20_Text"><text:span text:style-name="Source_20_Text">// interrupts.c</text:span></text:p>
      <text:p text:style-name="Preformatted_20_Text"><text:span text:style-name="Source_20_Text">void idt_init(void);</text:span></text:p>
      <text:p text:style-name="Preformatted_20_Text"><text:span text:style-name="Source_20_Text">void idt_install(uint8_t n, void (*handler)(void));</text:span></text:p>
      <text:p text:style-name="Preformatted_20_Text"/>
      <text:p text:style-name="Preformatted_20_Text"><text:span text:style-name="Source_20_Text">// idt_entry.S</text:span></text:p>
      <text:p text:style-name="P57"><text:span text:style-name="Source_20_Text">void breakpoint(void);</text:span></text:p>
      <text:p text:style-name="Text_20_body">A continuación se proporciona una guía detallada.</text:p>
      <text:h text:style-name="Heading_20_4" text:outline-level="4"><text:bookmark text:name="definiciones"/>Definiciones</text:h>
      <text:p text:style-name="Text_20_body">Tras leer las secciones 6.1–6.5 6.10–6.11 de <text:span text:style-name="Strong_20_Emphasis">IA32-3A</text:span> y las definiciones del archivo <text:a xlink:type="simple" xlink:href="https://fisop.github.io/7508/lab/kern2/interrupts.h" text:style-name="Internet_20_link" text:visited-style-name="Visited_20_Internet_20_Link">interrupts.h</text:a>, responder:</text:p>
      <text:list xml:id="list2885457350861386810" text:style-name="L21">
        <text:list-item>
          <text:p text:style-name="P19">¿Cuántos bytes ocupa una entrada en la IDT?</text:p>
        </text:list-item>
        <text:list-item>
          <text:p text:style-name="P19">¿Cuántas entradas como máximo puede albergar la IDT?</text:p>
        </text:list-item>
        <text:list-item>
          <text:p text:style-name="P19">¿Cuál es el valor máximo aceptable para el campo <text:span text:style-name="Emphasis">limit</text:span> del registro <text:span text:style-name="Emphasis">IDTR</text:span>?</text:p>
        </text:list-item>
        <text:list-item>
          <text:p text:style-name="P19">Indicar qué valor exacto tomará el campo <text:span text:style-name="Emphasis">limit</text:span> para una IDT de 64 descriptores solamente.</text:p>
        </text:list-item>
        <text:list-item>
          <text:p text:style-name="P19">Consultar la sección 6.1 y explicar la diferencia entre interrupciones (§6.3) y excepciones (§6.4).</text:p>
        </text:list-item>
      </text:list>
      <text:h text:style-name="Heading_20_4" text:outline-level="4"><text:bookmark text:name="variables-estáticas"/>Variables estáticas</text:h>
      <text:p text:style-name="Text_20_body">Declarar, en un nuevo archivo <text:span text:style-name="Emphasis">interrupts.c</text:span> dos variables globales estáticas para el registro <text:span text:style-name="Emphasis">IDTR</text:span> y para la <text:span text:style-name="Emphasis">IDT</text:span> en sí:</text:p>
      <text:p text:style-name="Preformatted_20_Text"><text:span text:style-name="Source_20_Text">#include "decls.h"</text:span></text:p>
      <text:p text:style-name="Preformatted_20_Text"><text:soft-page-break/><text:span text:style-name="Source_20_Text">#include "interrupts.h"</text:span></text:p>
      <text:p text:style-name="Preformatted_20_Text"/>
      <text:p text:style-name="Preformatted_20_Text"><text:span text:style-name="Source_20_Text">static ... idtr;</text:span></text:p>
      <text:p text:style-name="P57"><text:span text:style-name="Source_20_Text">static ... idt[...];</text:span></text:p>
      <text:p text:style-name="Text_20_body">A estas variables se accederá desde <text:span text:style-name="Source_20_Text">idt_init()</text:span> e <text:span text:style-name="Source_20_Text">idt_install()</text:span>.</text:p>
      <text:h text:style-name="Heading_20_4" text:outline-level="4"><text:bookmark text:name="idt_init"/>idt_init()</text:h>
      <text:p text:style-name="Text_20_body">La función <text:span text:style-name="Emphasis">idt_init()</text:span> debe realizar las siguientes tareas:</text:p>
      <text:list xml:id="list3386243457182629498" text:style-name="L22">
        <text:list-item>
          <text:p text:style-name="P20">inicializar los campos <text:span text:style-name="Emphasis">base</text:span> y <text:span text:style-name="Emphasis">limit</text:span> de la variable global <text:span text:style-name="Emphasis">idtr:</text:span></text:p>
          <text:p text:style-name="P50"><text:span text:style-name="Source_20_Text">idtr.base = (uintptr_t) ...</text:span></text:p>
          <text:p text:style-name="P63"><text:span text:style-name="Source_20_Text">idtr.limit = ...</text:span></text:p>
        </text:list-item>
        <text:list-item>
          <text:p text:style-name="P20">mediante la instrucción LIDT, activar el uso de la IDT configurada (inicialmente vacía). Se puede usar la instrucción:</text:p>
          <text:p text:style-name="P63"><text:span text:style-name="Source_20_Text">asm("lidt %0" : : "m"(idtr));</text:span></text:p>
        </text:list-item>
      </text:list>
      <text:h text:style-name="Heading_20_4" text:outline-level="4"><text:bookmark text:name="kmain"/>kmain()</text:h>
      <text:p text:style-name="Text_20_body">Para probar el funcionamiento de las rutinas de interrupción, se puede generar una excepción por software con la instrucción <text:span text:style-name="Source_20_Text">INT3</text:span>. Así, antes de pasar a configurar el reloj, en la función <text:span text:style-name="Emphasis">kmain()</text:span> se añadirá:</text:p>
      <text:p text:style-name="Preformatted_20_Text"><text:span text:style-name="Source_20_Text">void kmain(const multiboot_info_t *mbi) {</text:span></text:p>
      <text:p text:style-name="Preformatted_20_Text"><text:span text:style-name="Source_20_Text"><text:s text:c="4"/>// ...</text:span></text:p>
      <text:p text:style-name="Preformatted_20_Text"/>
      <text:p text:style-name="Preformatted_20_Text"><text:span text:style-name="Source_20_Text"><text:s text:c="4"/>two_stacks();</text:span></text:p>
      <text:p text:style-name="Preformatted_20_Text"><text:span text:style-name="Source_20_Text"><text:s text:c="4"/>two_stacks_c();</text:span></text:p>
      <text:p text:style-name="Preformatted_20_Text"/>
      <text:p text:style-name="Preformatted_20_Text"><text:span text:style-name="Source_20_Text"><text:s text:c="4"/>// Código ejercicio kern2-idt.</text:span></text:p>
      <text:p text:style-name="Preformatted_20_Text"><text:span text:style-name="Source_20_Text"><text:s text:c="4"/>idt_init(); <text:s text:c="2"/>// (a)</text:span></text:p>
      <text:p text:style-name="Preformatted_20_Text"><text:span text:style-name="Source_20_Text"><text:s text:c="4"/>asm("int3"); <text:s/>// (b)</text:span></text:p>
      <text:p text:style-name="Preformatted_20_Text"/>
      <text:p text:style-name="Preformatted_20_Text"><text:span text:style-name="Source_20_Text"><text:s text:c="4"/>vga_write2("Funciona vga_write2?", 18, 0xE0);</text:span></text:p>
      <text:p text:style-name="P57"><text:span text:style-name="Source_20_Text">}</text:span></text:p>
      <text:p text:style-name="Text_20_body">Si la implementación de <text:span text:style-name="Emphasis">idt_init()</text:span> es correcta, el kernel debería ejecutar la llamada <text:span text:style-name="Strong_20_Emphasis">(a)</text:span> con éxito y lanzar un “triple fault” al llegar en <text:span text:style-name="Strong_20_Emphasis">(b)</text:span> a la instrucción <text:span text:style-name="Source_20_Text">INT3</text:span> (puesto que no se instaló aún una rutina para manejarla).</text:p>
      <text:h text:style-name="Heading_20_4" text:outline-level="4"><text:bookmark text:name="idt_install"/>idt_install()</text:h>
      <text:p text:style-name="Text_20_body">La función <text:span text:style-name="Emphasis">idt_install()</text:span> actualiza en la tabla global <text:span text:style-name="Source_20_Text">idt</text:span> la entrada correspondiente al código de excepción pasado como primer argumento. El segundo argumento es la dirección de la función que manejará la excepción.</text:p>
      <text:p text:style-name="Text_20_body">En otras palabras, se trata de completar los campos de <text:span text:style-name="Source_20_Text">idt[n]</text:span>:</text:p>
      <text:p text:style-name="Preformatted_20_Text"><text:span text:style-name="Source_20_Text">// Multiboot siempre define "8" como el segmento de código.</text:span></text:p>
      <text:p text:style-name="Preformatted_20_Text"><text:span text:style-name="Source_20_Text">// (Ver campo CS en `info registers` de QEMU.)</text:span></text:p>
      <text:p text:style-name="Preformatted_20_Text"><text:span text:style-name="Source_20_Text">static const uint8_t KSEG_CODE = 8;</text:span></text:p>
      <text:p text:style-name="Preformatted_20_Text"/>
      <text:p text:style-name="Preformatted_20_Text"><text:span text:style-name="Source_20_Text">// Identificador de "Interrupt gate de 32 bits" (ver IA32-3A,</text:span></text:p>
      <text:p text:style-name="Preformatted_20_Text"><text:soft-page-break/><text:span text:style-name="Source_20_Text">// tabla 6-2: IDT Gate Descriptors).</text:span></text:p>
      <text:p text:style-name="Preformatted_20_Text"><text:span text:style-name="Source_20_Text">static const uint8_t STS_IG32 = 0xE;</text:span></text:p>
      <text:p text:style-name="Preformatted_20_Text"/>
      <text:p text:style-name="Preformatted_20_Text"><text:span text:style-name="Source_20_Text">void idt_install(uint8_t n, void (*handler)(void)) {</text:span></text:p>
      <text:p text:style-name="Preformatted_20_Text"><text:span text:style-name="Source_20_Text"><text:s text:c="4"/>uintptr_t addr = (uintptr_t) handler;</text:span></text:p>
      <text:p text:style-name="Preformatted_20_Text"/>
      <text:p text:style-name="Preformatted_20_Text"><text:span text:style-name="Source_20_Text"><text:s text:c="4"/>idt[n].rpl = 0;</text:span></text:p>
      <text:p text:style-name="Preformatted_20_Text"><text:span text:style-name="Source_20_Text"><text:s text:c="4"/>idt[n].type = STS_IG32;</text:span></text:p>
      <text:p text:style-name="Preformatted_20_Text"><text:span text:style-name="Source_20_Text"><text:s text:c="4"/>idt[n].segment = KSEG_CODE;</text:span></text:p>
      <text:p text:style-name="Preformatted_20_Text"/>
      <text:p text:style-name="Preformatted_20_Text"><text:span text:style-name="Source_20_Text"><text:s text:c="4"/>idt[n].off_15_0 = addr &amp; ...</text:span></text:p>
      <text:p text:style-name="Preformatted_20_Text"><text:span text:style-name="Source_20_Text"><text:s text:c="4"/>idt[n].off_31_16 = addr &gt;&gt; ...</text:span></text:p>
      <text:p text:style-name="Preformatted_20_Text"/>
      <text:p text:style-name="Preformatted_20_Text"><text:span text:style-name="Source_20_Text"><text:s text:c="4"/>idt[n].present = 1;</text:span></text:p>
      <text:p text:style-name="P57"><text:span text:style-name="Source_20_Text">}</text:span></text:p>
      <text:p text:style-name="Text_20_body">Una vez implementada, desde <text:span text:style-name="Emphasis">idt_init()</text:span> se deberá instalar el manejador para la excepción <text:span text:style-name="Emphasis">breakpoint</text:span> (<text:span text:style-name="Source_20_Text">T_BRKPT</text:span> definida en <text:span text:style-name="Emphasis">interrupts.h);</text:span> el manejador será la función <text:span text:style-name="Source_20_Text">breakpoint()</text:span>, cuya implementación inicial también se incluye:</text:p>
      <text:p text:style-name="Preformatted_20_Text"><text:span text:style-name="Source_20_Text">void idt_init() {</text:span></text:p>
      <text:p text:style-name="Preformatted_20_Text"><text:span text:style-name="Source_20_Text"><text:s text:c="4"/>// (1) Instalar manejadores ("interrupt service routines").</text:span></text:p>
      <text:p text:style-name="Preformatted_20_Text"><text:span text:style-name="Source_20_Text"><text:s text:c="4"/>idt_install(T_BRKPT, breakpoint);</text:span></text:p>
      <text:p text:style-name="Preformatted_20_Text"/>
      <text:p text:style-name="Preformatted_20_Text"><text:span text:style-name="Source_20_Text"><text:s text:c="4"/>// (2) Configurar ubicación de la IDT.</text:span></text:p>
      <text:p text:style-name="Preformatted_20_Text"><text:span text:style-name="Source_20_Text"><text:s text:c="4"/>idtr.base = (uintptr_t) ...</text:span></text:p>
      <text:p text:style-name="Preformatted_20_Text"><text:span text:style-name="Source_20_Text"><text:s text:c="4"/>idtr.limit = ...</text:span></text:p>
      <text:p text:style-name="Preformatted_20_Text"/>
      <text:p text:style-name="Preformatted_20_Text"><text:span text:style-name="Source_20_Text"><text:s text:c="4"/>// (3) Activar IDT.</text:span></text:p>
      <text:p text:style-name="Preformatted_20_Text"><text:span text:style-name="Source_20_Text"><text:s text:c="4"/>asm("lidt %0" : : "m"(idtr));</text:span></text:p>
      <text:p text:style-name="P57"><text:span text:style-name="Source_20_Text">}</text:span></text:p>
      <text:p text:style-name="Text_20_body">Definir también, en un nuevo archivo <text:span text:style-name="Emphasis">idt_entry.S</text:span>, una primera versión de la función <text:span text:style-name="Emphasis">breakpoint()</text:span> con una única instrucción <text:span text:style-name="Source_20_Text">IRET</text:span>:</text:p>
      <text:p text:style-name="Preformatted_20_Text"><text:span text:style-name="Source_20_Text">.globl breakpoint</text:span></text:p>
      <text:p text:style-name="Preformatted_20_Text"><text:span text:style-name="Source_20_Text">breakpoint:</text:span></text:p>
      <text:p text:style-name="Preformatted_20_Text"><text:span text:style-name="Source_20_Text"><text:s text:c="8"/>// Manejador mínimo.</text:span></text:p>
      <text:p text:style-name="P57"><text:span text:style-name="Source_20_Text"><text:s text:c="8"/>iret</text:span></text:p>
      <text:p text:style-name="Text_20_body">Con esta primera definición, <text:span text:style-name="Emphasis">kern2</text:span> debería arrancar sin problemas, llegando hasta la ejecución de <text:span text:style-name="Source_20_Text">vga_write2()</text:span>.</text:p>
      <text:h text:style-name="Heading_20_3" text:outline-level="3"><text:bookmark text:name="ej-isr"/>Ej: kern2-isr</text:h>
      <text:p text:style-name="Text_20_body">Cuando ocurre una excepción, la CPU inmediatamente invoca al manejador configurado, esto es, justo tras la instrucción original que produjo la excepción.</text:p>
      <text:p text:style-name="Text_20_body">Un manejador de interrupciones (en inglés <text:span text:style-name="Emphasis">interrupt service routine)</text:span> es, salvo por algunos detalles, una función común sin parámetros.</text:p>
      <text:p text:style-name="Text_20_body">Las diferencias principales son:</text:p>
      <text:list xml:id="list484179778875369675" text:style-name="L23">
        <text:list-item>
          <text:p text:style-name="P21">desde el punto de vista del manejador, en <text:span text:style-name="Source_20_Text">(%esp)</text:span> se encuentra la dirección de retorno; la CPU, no obstante, añade alguna información adicional a la pila, tal y como se verá en la sesión de GDB que se solicita a continuación.</text:p>
        </text:list-item>
        <text:list-item>
          <text:p text:style-name="P21"><text:soft-page-break/>a diferencia del ejercicio <text:a xlink:type="simple" xlink:href="https://fisop.github.io/7508/lab/kern2/#ej-swap" text:style-name="Internet_20_link" text:visited-style-name="Visited_20_Internet_20_Link">kern2-swap</text:a>, donde la propia tarea solicitaba un relevo con llamando explícitamente a <text:span text:style-name="Emphasis">task_swap()</text:span>, ahora la tarea es desalojada de la CPU sin previo aviso. Desde el punto de vista de esa tarea original, la ejecución del manejador debería ser “invisible”, esto es, que el manejador deberá restaurar el estado exacto de la CPU antes de devolver el control de la CPU a la tarea anterior.</text:p>
        </text:list-item>
      </text:list>
      <text:p text:style-name="Text_20_body">En este ejercicio se pide:</text:p>
      <text:list xml:id="list7883381063612036974" text:style-name="L24">
        <text:list-item>
          <text:p text:style-name="P22">Una sesión de GDB que muestre el estado de la pila antes, durante y después de la ejecución del manejador.</text:p>
        </text:list-item>
        <text:list-item>
          <text:p text:style-name="P22">Una implementación ampliada de <text:span text:style-name="Source_20_Text">breakpoint()</text:span> que imprima un mensaje en el buffer VGA.</text:p>
        </text:list-item>
      </text:list>
      <text:h text:style-name="Heading_20_4" text:outline-level="4"><text:bookmark text:name="sesión-de-gdb"/>Sesión de GDB</text:h>
      <text:p text:style-name="Text_20_body">Se debe seguir el mismo guión <text:span text:style-name="Strong_20_Emphasis">dos veces</text:span>:</text:p>
      <text:list xml:id="list3321895548905011745" text:style-name="L25">
        <text:list-item>
          <text:p text:style-name="P23">versión A: usando esta implementación aumentada del manejador:</text:p>
          <text:p text:style-name="P51"><text:span text:style-name="Source_20_Text">.globl breakpoint</text:span></text:p>
          <text:p text:style-name="P51"><text:span text:style-name="Source_20_Text">breakpoint:</text:span></text:p>
          <text:p text:style-name="P51"><text:span text:style-name="Source_20_Text"><text:s text:c="8"/>nop</text:span></text:p>
          <text:p text:style-name="P51"><text:span text:style-name="Source_20_Text"><text:s text:c="8"/>test %eax, %eax</text:span></text:p>
          <text:p text:style-name="P64"><text:span text:style-name="Source_20_Text"><text:s text:c="8"/>iret</text:span></text:p>
        </text:list-item>
        <text:list-item>
          <text:p text:style-name="P23">versión B: con el mismo manejador, pero cambiando la instrucción <text:span text:style-name="Source_20_Text">IRET</text:span> por una instrucción <text:span text:style-name="Source_20_Text">RET</text:span>.</text:p>
        </text:list-item>
      </text:list>
      <text:p text:style-name="Text_20_body">Los pasos a seguir son:</text:p>
      <text:list xml:id="list6740761282097497364" text:style-name="L26">
        <text:list-item>
          <text:p text:style-name="P24">Activar la impresión de la siguiente instrucción ejecutando:</text:p>
          <text:p text:style-name="P65"><text:span text:style-name="Source_20_Text">display/i $pc</text:span></text:p>
        </text:list-item>
        <text:list-item>
          <text:p text:style-name="P24">Poner un breakpoint en la función <text:span text:style-name="Emphasis">idt_init()</text:span> y, una vez dentro, finalizar su ejecución con el comando de GDB <text:span text:style-name="Source_20_Text">finish</text:span>. Mostrar, en ese momento, las siguientes instrucciones (con el comando <text:span text:style-name="Source_20_Text">disas</text:span> o <text:span text:style-name="Source_20_Text">x/10i $pc</text:span>): la ejecución debería haberse detenido en la misma instrucción <text:span text:style-name="Source_20_Text">int3</text:span>.</text:p>
        </text:list-item>
      </text:list>
      <text:list xml:id="list7867443603954090561" text:style-name="L27">
        <text:list-item text:start-value="2">
          <text:p text:style-name="P25">Mostrar:</text:p>
          <text:list>
            <text:list-item>
              <text:p text:style-name="P43">el valor de <text:span text:style-name="Emphasis">%esp</text:span> (<text:span text:style-name="Source_20_Text">print $esp</text:span>) </text:p>
            </text:list-item>
            <text:list-item>
              <text:p text:style-name="P43">el valor de <text:span text:style-name="Emphasis">(%esp)</text:span> (<text:span text:style-name="Source_20_Text">x/xw $esp</text:span>) </text:p>
            </text:list-item>
            <text:list-item>
              <text:p text:style-name="P43">el valor de <text:span text:style-name="Source_20_Text">$cs</text:span> </text:p>
            </text:list-item>
            <text:list-item>
              <text:p text:style-name="P43">el resultado de <text:span text:style-name="Source_20_Text">print $eflags</text:span> y <text:span text:style-name="Source_20_Text">print/x $eflags</text:span> </text:p>
            </text:list-item>
          </text:list>
        </text:list-item>
        <text:list-item>
          <text:p text:style-name="P25">Ejecutar la instrucción <text:span text:style-name="Source_20_Text">int3</text:span> mediante el comando de GDB <text:span text:style-name="Source_20_Text">stepi</text:span>. La ejecución debería saltar directamente a la instrucción <text:span text:style-name="Source_20_Text">test %eax, %eax</text:span>; en ese momento:</text:p>
          <text:list>
            <text:list-item>
              <text:p text:style-name="P43">imprimir el valor de <text:span text:style-name="Emphasis">%esp;</text:span> ¿cuántas posiciones avanzó? </text:p>
            </text:list-item>
            <text:list-item>
              <text:p text:style-name="P43">si avanzó <text:span text:style-name="Emphasis">N</text:span> posiciones, mostrar (con <text:span text:style-name="Source_20_Text">x/Nwx $sp</text:span>) los <text:span text:style-name="Emphasis">N</text:span> valores correspondientes </text:p>
            </text:list-item>
            <text:list-item>
              <text:p text:style-name="P25">mostrar el valor de <text:span text:style-name="Source_20_Text">$eflags</text:span> </text:p>
            </text:list-item>
          </text:list>
          <text:p text:style-name="P25"><text:soft-page-break/>Responder: ¿qué representa cada valor? (Ver IA32-3A, §6.12: <text:span text:style-name="Emphasis">Exception and Interrupt Handling</text:span>.)</text:p>
        </text:list-item>
        <text:list-item>
          <text:p text:style-name="P25">Avanzar una instrucción más con <text:span text:style-name="Source_20_Text">stepi</text:span>, ejecutando la instrucción <text:span text:style-name="Source_20_Text">TEST</text:span>. Mostrar, como anteriormente, el valor del registro <text:span text:style-name="Emphasis">EFLAGS</text:span> (en dos formatos distintos, usando <text:span text:style-name="Source_20_Text">print</text:span> y <text:span text:style-name="Source_20_Text">print/x</text:span>).</text:p>
        </text:list-item>
        <text:list-item>
          <text:p text:style-name="P25">Avanzar, por última vez, una instrucción, de manera que se ejecute <text:span text:style-name="Source_20_Text">IRET</text:span> para la sesión A, y <text:span text:style-name="Source_20_Text">RET</text:span> para la sesión B. Mostrar, de nuevo lo pedido que en el punto 1; y explicar cualquier diferencia entre ambas versiones A y B.</text:p>
        </text:list-item>
      </text:list>
      <text:h text:style-name="Heading_20_4" text:outline-level="4"><text:bookmark text:name="versión-final-de-breakpoint"/>Versión final de breakpoint()</text:h>
      <text:p text:style-name="Text_20_body">La versión de <text:span text:style-name="Emphasis">breakpoint()</text:span> a entregar simplemente realiza, desde <text:span text:style-name="Emphasis">idt_entry.S,</text:span> la siguiente llamada:</text:p>
      <text:p text:style-name="P57"><text:span text:style-name="Source_20_Text">vga_write2("Hello, breakpoint", 14, 0xB0);</text:span></text:p>
      <text:p text:style-name="Text_20_body">siguiendo la estructura:</text:p>
      <text:p text:style-name="Preformatted_20_Text"><text:span text:style-name="Source_20_Text">.globl breakpoint</text:span></text:p>
      <text:p text:style-name="Preformatted_20_Text"><text:span text:style-name="Source_20_Text">breakpoint:</text:span></text:p>
      <text:p text:style-name="Preformatted_20_Text"><text:span text:style-name="Source_20_Text"><text:s text:c="8"/>// (1) Guardar registros.</text:span></text:p>
      <text:p text:style-name="Preformatted_20_Text"><text:span text:style-name="Source_20_Text"><text:s text:c="8"/>...</text:span></text:p>
      <text:p text:style-name="Preformatted_20_Text"><text:span text:style-name="Source_20_Text"><text:s text:c="8"/>// (2) Preparar argumentos de la llamada.</text:span></text:p>
      <text:p text:style-name="Preformatted_20_Text"><text:span text:style-name="Source_20_Text"><text:s text:c="8"/>...</text:span></text:p>
      <text:p text:style-name="Preformatted_20_Text"><text:span text:style-name="Source_20_Text"><text:s text:c="8"/>// (3) Invocar a vga_write2()</text:span></text:p>
      <text:p text:style-name="Preformatted_20_Text"><text:span text:style-name="Source_20_Text"><text:s text:c="8"/>call vga_write2</text:span></text:p>
      <text:p text:style-name="Preformatted_20_Text"><text:span text:style-name="Source_20_Text"><text:s text:c="8"/>// (4) Restaurar registros.</text:span></text:p>
      <text:p text:style-name="Preformatted_20_Text"><text:span text:style-name="Source_20_Text"><text:s text:c="8"/>...</text:span></text:p>
      <text:p text:style-name="Preformatted_20_Text"><text:span text:style-name="Source_20_Text"><text:s text:c="8"/>// (5) Finalizar ejecución del manejador.</text:span></text:p>
      <text:p text:style-name="Preformatted_20_Text"><text:span text:style-name="Source_20_Text"><text:s text:c="8"/>iret</text:span></text:p>
      <text:p text:style-name="Preformatted_20_Text"/>
      <text:p text:style-name="Preformatted_20_Text"><text:span text:style-name="Source_20_Text">.data</text:span></text:p>
      <text:p text:style-name="Preformatted_20_Text"><text:span text:style-name="Source_20_Text">breakpoint_msg:</text:span></text:p>
      <text:p text:style-name="P57"><text:span text:style-name="Source_20_Text"><text:s text:c="8"/>.asciz "Hello, breakpoint"</text:span></text:p>
      <text:p text:style-name="Text_20_body">Como se explicó al comienzo del ejercicio, la ejecución del manejador debe resultar invisible para la tarea original (en este caso, la función <text:span text:style-name="Emphasis">kmain)</text:span>. Por tanto, se debe asegurar que todos los registros volvieron a su valor original antes de ejecutar <text:span text:style-name="Source_20_Text">iret</text:span>.</text:p>
      <text:p text:style-name="Text_20_body">Incluir las respuestas a las siguientes cuestiones:</text:p>
      <text:list xml:id="list3780459467896613245" text:style-name="L28">
        <text:list-item>
          <text:p text:style-name="P26">Para cada una de las siguientes maneras de guardar/restaurar registros en <text:span text:style-name="Emphasis">breakpoint</text:span>, indicar si es correcto (en el sentido de hacer su ejecución “invisible”), y justificar por qué:</text:p>
          <text:p text:style-name="P52"><text:span text:style-name="Source_20_Text">// Opción A.</text:span></text:p>
          <text:p text:style-name="P52"><text:span text:style-name="Source_20_Text">breakpoint:</text:span></text:p>
          <text:p text:style-name="P52"><text:span text:style-name="Source_20_Text"><text:s text:c="4"/>pusha</text:span></text:p>
          <text:p text:style-name="P52"><text:span text:style-name="Source_20_Text"><text:s text:c="4"/>...</text:span></text:p>
          <text:p text:style-name="P52"><text:span text:style-name="Source_20_Text"><text:s text:c="4"/>call vga_write2</text:span></text:p>
          <text:p text:style-name="P52"><text:span text:style-name="Source_20_Text"><text:s text:c="4"/>popa</text:span></text:p>
          <text:p text:style-name="P52"><text:span text:style-name="Source_20_Text"><text:s text:c="4"/>iret</text:span></text:p>
          <text:p text:style-name="P52"/>
          <text:p text:style-name="P52"><text:span text:style-name="Source_20_Text">// Opción B.</text:span></text:p>
          <text:p text:style-name="P52"><text:span text:style-name="Source_20_Text">breakpoint:</text:span></text:p>
          <text:p text:style-name="P52"><text:span text:style-name="Source_20_Text"><text:s text:c="4"/>push %eax</text:span></text:p>
          <text:p text:style-name="P52"><text:span text:style-name="Source_20_Text"><text:s text:c="4"/>push %edx</text:span></text:p>
          <text:p text:style-name="P52"><text:span text:style-name="Source_20_Text"><text:s text:c="4"/>push %ecx</text:span></text:p>
          <text:p text:style-name="P52"><text:soft-page-break/><text:span text:style-name="Source_20_Text"><text:s text:c="4"/>...</text:span></text:p>
          <text:p text:style-name="P52"><text:span text:style-name="Source_20_Text"><text:s text:c="4"/>call vga_write2</text:span></text:p>
          <text:p text:style-name="P52"><text:span text:style-name="Source_20_Text"><text:s text:c="4"/>pop %ecx</text:span></text:p>
          <text:p text:style-name="P52"><text:span text:style-name="Source_20_Text"><text:s text:c="4"/>pop %edx</text:span></text:p>
          <text:p text:style-name="P52"><text:span text:style-name="Source_20_Text"><text:s text:c="4"/>pop %eax</text:span></text:p>
          <text:p text:style-name="P52"><text:span text:style-name="Source_20_Text"><text:s text:c="4"/>iret</text:span></text:p>
          <text:p text:style-name="P52"/>
          <text:p text:style-name="P52"><text:span text:style-name="Source_20_Text">// Opción C.</text:span></text:p>
          <text:p text:style-name="P52"><text:span text:style-name="Source_20_Text">breakpoint:</text:span></text:p>
          <text:p text:style-name="P52"><text:span text:style-name="Source_20_Text"><text:s text:c="4"/>push %ebx</text:span></text:p>
          <text:p text:style-name="P52"><text:span text:style-name="Source_20_Text"><text:s text:c="4"/>push %esi</text:span></text:p>
          <text:p text:style-name="P52"><text:span text:style-name="Source_20_Text"><text:s text:c="4"/>push %edi</text:span></text:p>
          <text:p text:style-name="P52"><text:span text:style-name="Source_20_Text"><text:s text:c="4"/>...</text:span></text:p>
          <text:p text:style-name="P52"><text:span text:style-name="Source_20_Text"><text:s text:c="4"/>call vga_write2</text:span></text:p>
          <text:p text:style-name="P52"><text:span text:style-name="Source_20_Text"><text:s text:c="4"/>pop %edi</text:span></text:p>
          <text:p text:style-name="P52"><text:span text:style-name="Source_20_Text"><text:s text:c="4"/>pop %esi</text:span></text:p>
          <text:p text:style-name="P52"><text:span text:style-name="Source_20_Text"><text:s text:c="4"/>pop %ebx</text:span></text:p>
          <text:p text:style-name="P66"><text:span text:style-name="Source_20_Text"><text:s text:c="4"/>iret</text:span></text:p>
        </text:list-item>
        <text:list-item>
          <text:p text:style-name="P26">Responder de nuevo la pregunta anterior, sustituyendo en el código <text:span text:style-name="Source_20_Text">vga_write2</text:span> por <text:span text:style-name="Source_20_Text">vga_write</text:span>. (Nota: el código representado con <text:span text:style-name="Source_20_Text">...</text:span> correspondería a la nueva convención de llamadas.)</text:p>
        </text:list-item>
        <text:list-item>
          <text:p text:style-name="P26">Si la ejecución del manejador debe ser enteramente invisible ¿no sería necesario guardar y restaurar el registro <text:span text:style-name="Emphasis">EFLAGS</text:span> a mano? ¿Por qué?</text:p>
        </text:list-item>
        <text:list-item>
          <text:p text:style-name="P26">¿En qué stack se ejecuta la función <text:span text:style-name="Emphasis">vga_write()?</text:span></text:p>
        </text:list-item>
      </text:list>
      <text:h text:style-name="Heading_20_3" text:outline-level="3"><text:bookmark text:name="ej-irq"/>Ej: kern2-irq</text:h>
      <text:p text:style-name="Text_20_body">Los códigos de excepción 0 a 31 forman parte de la definición de la arquitectura x86 (<text:span text:style-name="Strong_20_Emphasis">IA32-3A</text:span>, §6.3.1); su significado es fijo. Los códigos 32 a 255 están disponibles para su uso bien por el sistema operativo, bien por dispositivos físicos del sistema.</text:p>
      <text:p text:style-name="Text_20_body">En la arquitectura PC tradicional, la coordinación entre kernel y dispositivos físicos emplea un <text:span text:style-name="Emphasis">Programmable Interrupt Controller</text:span> (PIC) que, entre otras cosas, permite al sistema operativo:</text:p>
      <text:list xml:id="list6489460013228964758" text:style-name="L29">
        <text:list-item>
          <text:p text:style-name="P44">detectar los dispositivos presentes </text:p>
        </text:list-item>
        <text:list-item>
          <text:p text:style-name="P44">configurar aspectos de algunos de los dispositivos </text:p>
        </text:list-item>
        <text:list-item>
          <text:p text:style-name="P27">asignar a cada uno de ellos un código de interrupción propio </text:p>
        </text:list-item>
      </text:list>
      <text:p text:style-name="Text_20_body">En particular, el procesador i386 dispone de dos PIC 8259 capaces de manejar 8 fuentes de interrupción cada uno; en este lab, usaremos solamente el primero de ellos.</text:p>
      <text:p text:style-name="Text_20_body">Al arrancar la máquina, no se genera interrupción alguna hasta que se habilita su uso con la instrucción <text:span text:style-name="Source_20_Text">STI</text:span>. En ese momento, por ejemplo, si se hace uso del teclado, se generaría una interrupción. En <text:span text:style-name="Emphasis">kern2</text:span>, esto se hará desde una nueva función <text:span text:style-name="Emphasis">irq_init():</text:span></text:p>
      <text:p text:style-name="Preformatted_20_Text"><text:span text:style-name="Source_20_Text">// interrupts.c</text:span></text:p>
      <text:p text:style-name="Preformatted_20_Text"><text:span text:style-name="Source_20_Text">void irq_init() {</text:span></text:p>
      <text:p text:style-name="Preformatted_20_Text"><text:span text:style-name="Source_20_Text"><text:s text:c="4"/>// (1) Redefinir códigos para IRQs.</text:span></text:p>
      <text:p text:style-name="Preformatted_20_Text"><text:span text:style-name="Source_20_Text"><text:s text:c="4"/>...</text:span></text:p>
      <text:p text:style-name="Preformatted_20_Text"/>
      <text:p text:style-name="Preformatted_20_Text"><text:span text:style-name="Source_20_Text"><text:s text:c="4"/>// (2) Instalar manejadores.</text:span></text:p>
      <text:p text:style-name="Preformatted_20_Text"><text:span text:style-name="Source_20_Text"><text:s text:c="4"/>...</text:span></text:p>
      <text:p text:style-name="Preformatted_20_Text"/>
      <text:p text:style-name="Preformatted_20_Text"><text:span text:style-name="Source_20_Text"><text:s text:c="4"/>// (3) Habilitar interrupciones.</text:span></text:p>
      <text:p text:style-name="Preformatted_20_Text"><text:soft-page-break/><text:span text:style-name="Source_20_Text"><text:s text:c="4"/>asm("sti");</text:span></text:p>
      <text:p text:style-name="Preformatted_20_Text"><text:span text:style-name="Source_20_Text">}</text:span></text:p>
      <text:p text:style-name="Preformatted_20_Text"/>
      <text:p text:style-name="Preformatted_20_Text"><text:span text:style-name="Source_20_Text">// kern2.c</text:span></text:p>
      <text:p text:style-name="Preformatted_20_Text"><text:span text:style-name="Source_20_Text">void kmain(const multiboot_info_t *mbi) {</text:span></text:p>
      <text:p text:style-name="Preformatted_20_Text"><text:span text:style-name="Source_20_Text"><text:s text:c="4"/>// ...</text:span></text:p>
      <text:p text:style-name="Preformatted_20_Text"><text:span text:style-name="Source_20_Text"><text:s text:c="4"/>idt_init();</text:span></text:p>
      <text:p text:style-name="Preformatted_20_Text"><text:span text:style-name="Source_20_Text"><text:s text:c="4"/>irq_init(); <text:s text:c="2"/>// Nueva función.</text:span></text:p>
      <text:p text:style-name="Preformatted_20_Text"><text:span text:style-name="Source_20_Text"><text:s text:c="4"/>asm("int3");</text:span></text:p>
      <text:p text:style-name="Preformatted_20_Text"/>
      <text:p text:style-name="Preformatted_20_Text"><text:span text:style-name="Source_20_Text"><text:s text:c="4"/>vga_write2("Funciona vga_write2?", 18, 0xE0);</text:span></text:p>
      <text:p text:style-name="P57"><text:span text:style-name="Source_20_Text">}</text:span></text:p>
      <text:p text:style-name="Text_20_body">Si no se completan los puntos <text:span text:style-name="Strong_20_Emphasis">(1)</text:span> y <text:span text:style-name="Strong_20_Emphasis">(2)</text:span> de la función <text:span text:style-name="Emphasis">irq_init()</text:span>, al ejecutar <text:span text:style-name="Emphasis">kern2</text:span> se producirá de nuevo un “triple fault” porque —entre otras cosas— el reloj del sistema comienza a lanzar interrupciones para las que no hay un manejador. Se deberá instalar uno que al menos comunique al PIC que se procesó la interrupción:</text:p>
      <text:p text:style-name="Preformatted_20_Text"><text:span text:style-name="Source_20_Text">void irq_init() {</text:span></text:p>
      <text:p text:style-name="Preformatted_20_Text"><text:span text:style-name="Source_20_Text"><text:s text:c="4"/>irq_remap();</text:span></text:p>
      <text:p text:style-name="Preformatted_20_Text"/>
      <text:p text:style-name="Preformatted_20_Text"><text:span text:style-name="Source_20_Text"><text:s text:c="4"/>idt_install(T_TIMER, ack_irq);</text:span></text:p>
      <text:p text:style-name="Preformatted_20_Text"><text:span text:style-name="Source_20_Text"><text:s text:c="4"/>idt_install(T_KEYBOARD, ack_irq);</text:span></text:p>
      <text:p text:style-name="Preformatted_20_Text"/>
      <text:p text:style-name="Preformatted_20_Text"><text:span text:style-name="Source_20_Text"><text:s text:c="4"/>asm("sti");</text:span></text:p>
      <text:p text:style-name="P57"><text:span text:style-name="Source_20_Text">}</text:span></text:p>
      <text:p text:style-name="Text_20_body">definiendo, en <text:span text:style-name="Emphasis">idt_entry.S:</text:span></text:p>
      <text:p text:style-name="Preformatted_20_Text"><text:span text:style-name="Source_20_Text">#define PIC1 0x20</text:span></text:p>
      <text:p text:style-name="Preformatted_20_Text"><text:span text:style-name="Source_20_Text">#define ACK_IRQ 0x20</text:span></text:p>
      <text:p text:style-name="Preformatted_20_Text"/>
      <text:p text:style-name="Preformatted_20_Text"><text:span text:style-name="Source_20_Text">.globl ack_irq:</text:span></text:p>
      <text:p text:style-name="Preformatted_20_Text"><text:span text:style-name="Source_20_Text">ack_irq:</text:span></text:p>
      <text:p text:style-name="Preformatted_20_Text"><text:span text:style-name="Source_20_Text"><text:s text:c="8"/>// Indicar que se manejó la interrupción.</text:span></text:p>
      <text:p text:style-name="Preformatted_20_Text"><text:span text:style-name="Source_20_Text"><text:s text:c="8"/>movl $ACK_IRQ, %eax</text:span></text:p>
      <text:p text:style-name="Preformatted_20_Text"><text:span text:style-name="Source_20_Text"><text:s text:c="8"/>outb %al, $PIC1</text:span></text:p>
      <text:p text:style-name="P57"><text:span text:style-name="Source_20_Text"><text:s text:c="8"/>iret</text:span></text:p>
      <text:p text:style-name="Text_20_body">Observaciones:</text:p>
      <text:list xml:id="list3692293366917085372" text:style-name="L30">
        <text:list-item>
          <text:p text:style-name="P28">se instala el mismo manejador para el teclado, de manera que tampoco ocurran errores si se presiona una tecla en la ventana de QEMU.</text:p>
        </text:list-item>
        <text:list-item>
          <text:p text:style-name="P28">por omisión, el modelo PIC 8259 usa el código 0 para el timer, y el código 1 para el teclado; pero estos códigos de excepción están en conflicto con los códigos propios de la arquitectura x86 (el código 0, por ejemplo, corresponde a un error en una operación <text:span text:style-name="Source_20_Text">DIV</text:span>)</text:p>
        </text:list-item>
        <text:list-item>
          <text:p text:style-name="P28">el propósito de la función <text:span text:style-name="Source_20_Text">irq_remap()</text:span>, cuyo código se incluye a continuación, es desplazar los códigos de interrupción PIC de tal manera que comiencen en 32, y no en 0.</text:p>
        </text:list-item>
        <text:list-item>
          <text:p text:style-name="P28">las constantes <text:span text:style-name="Source_20_Text">T_TIMER</text:span> y <text:span text:style-name="Source_20_Text">T_KEYBOARD</text:span> se definieron en el archivo <text:span text:style-name="Emphasis">interrupts.h</text:span> con valores 32 y 33, respectivamente.</text:p>
          <text:p text:style-name="P53"><text:span text:style-name="Source_20_Text">#define outb(port, data) \</text:span></text:p>
          <text:p text:style-name="P53"><text:span text:style-name="Source_20_Text"><text:s text:c="8"/>asm("outb %b0,%w1" : : "a"(data), "d"(port));</text:span></text:p>
          <text:p text:style-name="P53"/>
          <text:p text:style-name="P53"><text:span text:style-name="Source_20_Text">static void irq_remap() {</text:span></text:p>
          <text:p text:style-name="P53"><text:soft-page-break/><text:span text:style-name="Source_20_Text"><text:s text:c="4"/>outb(0x20, 0x11);</text:span></text:p>
          <text:p text:style-name="P53"><text:span text:style-name="Source_20_Text"><text:s text:c="4"/>outb(0xA0, 0x11);</text:span></text:p>
          <text:p text:style-name="P53"><text:span text:style-name="Source_20_Text"><text:s text:c="4"/>outb(0x21, 0x20);</text:span></text:p>
          <text:p text:style-name="P53"><text:span text:style-name="Source_20_Text"><text:s text:c="4"/>outb(0xA1, 0x28);</text:span></text:p>
          <text:p text:style-name="P53"><text:span text:style-name="Source_20_Text"><text:s text:c="4"/>outb(0x21, 0x04);</text:span></text:p>
          <text:p text:style-name="P53"><text:span text:style-name="Source_20_Text"><text:s text:c="4"/>outb(0xA1, 0x02);</text:span></text:p>
          <text:p text:style-name="P53"><text:span text:style-name="Source_20_Text"><text:s text:c="4"/>outb(0x21, 0x01);</text:span></text:p>
          <text:p text:style-name="P53"><text:span text:style-name="Source_20_Text"><text:s text:c="4"/>outb(0xA1, 0x01);</text:span></text:p>
          <text:p text:style-name="P53"><text:span text:style-name="Source_20_Text"><text:s text:c="4"/>outb(0x21, 0x0);</text:span></text:p>
          <text:p text:style-name="P53"><text:span text:style-name="Source_20_Text"><text:s text:c="4"/>outb(0xA1, 0x0);</text:span></text:p>
          <text:p text:style-name="P67"><text:span text:style-name="Source_20_Text">}</text:span></text:p>
        </text:list-item>
      </text:list>
      <text:p text:style-name="Text_20_body">La necesidad de escribir los manejadores en assembler surge de la obligación de usar <text:span text:style-name="Source_20_Text">iret</text:span> y no <text:span text:style-name="Source_20_Text">ret</text:span> para finalizar su ejecución; pero se puede, desde assembler, invocar a rutinas escritas en C, por ejemplo:</text:p>
      <text:p text:style-name="Preformatted_20_Text"><text:span text:style-name="Source_20_Text">// handlers.c</text:span></text:p>
      <text:p text:style-name="Preformatted_20_Text"><text:span text:style-name="Source_20_Text">#include "decls.h"</text:span></text:p>
      <text:p text:style-name="Preformatted_20_Text"/>
      <text:p text:style-name="Preformatted_20_Text"><text:span text:style-name="Source_20_Text">static unsigned ticks;</text:span></text:p>
      <text:p text:style-name="Preformatted_20_Text"/>
      <text:p text:style-name="Preformatted_20_Text"><text:span text:style-name="Source_20_Text">void timer() {</text:span></text:p>
      <text:p text:style-name="Preformatted_20_Text"><text:span text:style-name="Source_20_Text"><text:s text:c="4"/>if (++ticks == 15) {</text:span></text:p>
      <text:p text:style-name="Preformatted_20_Text"><text:span text:style-name="Source_20_Text"><text:s text:c="8"/>vga_write("Transcurrieron 15 ticks", 20, 0x07);</text:span></text:p>
      <text:p text:style-name="Preformatted_20_Text"><text:span text:style-name="Source_20_Text"><text:s text:c="4"/>}</text:span></text:p>
      <text:p text:style-name="P57"><text:span text:style-name="Source_20_Text">}</text:span></text:p>
      <text:p text:style-name="Text_20_body">Para poder invocar a esta función:</text:p>
      <text:list xml:id="list8987977377035696052" text:style-name="L31">
        <text:list-item>
          <text:p text:style-name="P29">definir en <text:span text:style-name="Emphasis">idt_entry.S</text:span> un “trampolín” en assembler:</text:p>
          <text:p text:style-name="P54"><text:span text:style-name="Source_20_Text">.globl timer_asm</text:span></text:p>
          <text:p text:style-name="P54"><text:span text:style-name="Source_20_Text">timer_asm:</text:span></text:p>
          <text:p text:style-name="P54"><text:span text:style-name="Source_20_Text"><text:s text:c="8"/>// Guardar registros.</text:span></text:p>
          <text:p text:style-name="P54"><text:span text:style-name="Source_20_Text"><text:s text:c="8"/>...</text:span></text:p>
          <text:p text:style-name="P54"><text:span text:style-name="Source_20_Text"><text:s text:c="8"/>call timer</text:span></text:p>
          <text:p text:style-name="P54"><text:span text:style-name="Source_20_Text"><text:s text:c="8"/>// Restaurar registros.</text:span></text:p>
          <text:p text:style-name="P54"><text:span text:style-name="Source_20_Text"><text:s text:c="8"/>...</text:span></text:p>
          <text:p text:style-name="P68"><text:span text:style-name="Source_20_Text"><text:s text:c="8"/>jmp ack_irq</text:span></text:p>
        </text:list-item>
        <text:list-item>
          <text:p text:style-name="P29">en <text:span text:style-name="Emphasis">interrupts.c</text:span>, instalar <text:span text:style-name="Source_20_Text">timer_asm</text:span> en lugar de <text:span text:style-name="Source_20_Text">ack_irq</text:span> para <text:span text:style-name="Source_20_Text">T_TIMER</text:span>.</text:p>
        </text:list-item>
      </text:list>
      <text:h text:style-name="Heading_20_3" text:outline-level="3"><text:bookmark text:name="ej-div"/>Ej: kern2-div</text:h>
      <text:p text:style-name="Text_20_body">En este último ejercicio se estudia el subtipo particular de excepción llamado <text:span text:style-name="Emphasis">fault</text:span> (ver <text:span text:style-name="Strong_20_Emphasis">IA32-3A</text:span> §6.5 y §6.6).</text:p>
      <text:p text:style-name="Text_20_body">Cuando ocurre una interrupción, o una excepción de tipo <text:span text:style-name="Emphasis">trap</text:span>, se ejecuta inmediatamente el manejador y, una vez finalizado éste, se reanuda la ejecución de la tarea original en la <text:span text:style-name="Emphasis">siguiente</text:span> instrucción. Por el contrario, para excepciones de tipo <text:span text:style-name="Emphasis">fault</text:span>, se vuelve a intentar la <text:span text:style-name="Emphasis">misma</text:span> instrucción.</text:p>
      <text:p text:style-name="Text_20_body">La instrucción <text:span text:style-name="Source_20_Text">DIV</text:span> genera una excepción <text:span text:style-name="Emphasis">Divide Error</text:span> (código numérico 0) cuando, entre otros casos, el divisor es 0. Como la división por 0 también es comportamiento no definido en C, usaremos directamente inline assembly para generar la excepción desde <text:span text:style-name="Emphasis">kmain()</text:span>.</text:p>
      <text:p text:style-name="Text_20_body">Se pide:</text:p>
      <text:list xml:id="list8517462021016962335" text:style-name="L32">
        <text:list-item>
          <text:p text:style-name="P30"><text:soft-page-break/>Modificar la función <text:span text:style-name="Emphasis">kmain()</text:span> como se indica, y verificar que <text:span text:style-name="Emphasis">kern2</text:span> arranca e imprime sus mensajes de manera correcta:</text:p>
          <text:p text:style-name="P55"><text:span text:style-name="Source_20_Text">void kmain(const multiboot_info_t *mbi) {</text:span></text:p>
          <text:p text:style-name="P55"><text:span text:style-name="Source_20_Text"><text:s text:c="4"/>int8_t linea;</text:span></text:p>
          <text:p text:style-name="P55"><text:span text:style-name="Source_20_Text"><text:s text:c="4"/>uint8_t color;</text:span></text:p>
          <text:p text:style-name="P55"/>
          <text:p text:style-name="P55"><text:span text:style-name="Source_20_Text"><text:s text:c="4"/>// ...</text:span></text:p>
          <text:p text:style-name="P55"/>
          <text:p text:style-name="P55"><text:span text:style-name="Source_20_Text"><text:s text:c="4"/>idt_init();</text:span></text:p>
          <text:p text:style-name="P55"><text:span text:style-name="Source_20_Text"><text:s text:c="4"/>irq_init();</text:span></text:p>
          <text:p text:style-name="P55"/>
          <text:p text:style-name="P55"><text:span text:style-name="Source_20_Text"><text:s text:c="4"/>asm("div %4"</text:span></text:p>
          <text:p text:style-name="P55"><text:span text:style-name="Source_20_Text"><text:s text:c="8"/>: "=a"(linea), "=c"(color)</text:span></text:p>
          <text:p text:style-name="P55"><text:span text:style-name="Source_20_Text"><text:s text:c="8"/>: "0"(18), "1"(0xE0), "b"(1), "d"(0));</text:span></text:p>
          <text:p text:style-name="P55"/>
          <text:p text:style-name="P55"><text:span text:style-name="Source_20_Text"><text:s text:c="4"/>vga_write2("Funciona vga_write2?", linea, color);</text:span></text:p>
          <text:p text:style-name="P55"><text:span text:style-name="Source_20_Text">}</text:span></text:p>
          <text:p text:style-name="P69"/>
        </text:list-item>
        <text:list-item>
          <text:p text:style-name="P30">Explicar el funcionamiento exacto de la línea <text:span text:style-name="Source_20_Text">asm(...)</text:span> del punto anterior:</text:p>
          <text:list>
            <text:list-item>
              <text:p text:style-name="P45">¿qué cómputo se está realizando? </text:p>
            </text:list-item>
            <text:list-item>
              <text:p text:style-name="P45">¿de dónde sale el valor de la variable <text:span text:style-name="Emphasis">color</text:span>? </text:p>
            </text:list-item>
            <text:list-item>
              <text:p text:style-name="P45">¿por qué se da valor 0 a <text:span text:style-name="Emphasis">%edx?</text:span> </text:p>
            </text:list-item>
          </text:list>
        </text:list-item>
        <text:list-item>
          <text:p text:style-name="P30">Asignar a <text:span text:style-name="Emphasis">%ebx</text:span> el valor 0 en lugar de 1, y comprobar que se genera una triple falla al ejecutar el kernel.</text:p>
        </text:list-item>
        <text:list-item>
          <text:p text:style-name="P30">Definir en <text:span text:style-name="Emphasis">write.c</text:span> una nueva variante de escritura:</text:p>
          <text:p text:style-name="P55"><text:span text:style-name="Source_20_Text">void __attribute__((regparm(2)))</text:span></text:p>
          <text:p text:style-name="P55"><text:span text:style-name="Source_20_Text">vga_write_cyan(const char *s, int8_t linea) {</text:span></text:p>
          <text:p text:style-name="P55"><text:span text:style-name="Source_20_Text"><text:s text:c="4"/>vga_write(s, linea, 0xB0);</text:span></text:p>
          <text:p text:style-name="P69"><text:span text:style-name="Source_20_Text">}</text:span></text:p>
        </text:list-item>
        <text:list-item>
          <text:p text:style-name="P30">Escribir, en <text:span text:style-name="Emphasis">idt_entry.S</text:span>, un manejador <text:span text:style-name="Source_20_Text">divzero</text:span> a instalar desde <text:span text:style-name="Emphasis">idt_init():</text:span></text:p>
          <text:p text:style-name="P69"><text:span text:style-name="Source_20_Text">idt_install(T_DIVIDE, divzero);</text:span></text:p>
          <text:p text:style-name="P30">El manejador debe, primero, incrementar el valor de <text:span text:style-name="Emphasis">%ebx</text:span>, de manera que cuando se reintente la instrucción, ésta tenga éxito.</text:p>
          <text:p text:style-name="P30">Asimismo, realizar desde assembly la llamada:</text:p>
          <text:p text:style-name="P69"><text:span text:style-name="Source_20_Text">vga_write_cyan("Se divide por ++ebx", 17);</text:span></text:p>
          <text:p text:style-name="P30">Requerimiento: no usar <text:span text:style-name="Source_20_Text">pusha</text:span>/<text:span text:style-name="Source_20_Text">popa</text:span>; guardar y restaurar el mínimo número de registros necesarios.</text:p>
        </text:list-item>
      </text:list>
      <text:h text:style-name="Heading_20_3" text:outline-level="3"><text:bookmark text:name="ej-kbd"/>Ej: kern2-kbd ★</text:h>
      <text:p text:style-name="Text_20_body">En el archivo <text:a xlink:type="simple" xlink:href="https://fisop.github.io/7508/lab/kern2/handlers.c" text:style-name="Internet_20_link" text:visited-style-name="Visited_20_Internet_20_Link">handlers.c</text:a> se incluyen un par de ejemplos de manejo del timer y del teclado. Sobre el código del teclado se pide:</text:p>
      <text:list xml:id="list1627051356746376162" text:style-name="L33">
        <text:list-item>
          <text:p text:style-name="P31">manejar la tecla Shift, y emitir caracteres en mayúsculas cuando esté presionada. </text:p>
        </text:list-item>
      </text:list>
      <text:p text:style-name="Text_20_body">Documentación <text:a xlink:type="simple" xlink:href="http://www.osdever.net/bkerndev/Docs/keyboard.htm" text:style-name="Internet_20_link" text:visited-style-name="Visited_20_Internet_20_Link">de ejemplo</text:a>.</text:p>
      <text:h text:style-name="Heading_20_2" text:outline-level="2"><text:bookmark text:name="preempt"/><text:soft-page-break/>Desalojo ★</text:h>
      <text:p text:style-name="Text_20_body">En esta sección se implementará un planificador <text:span text:style-name="Emphasis">round-robin</text:span> con desalojo, esto es: ahora las tareas no llamarán a la función <text:span text:style-name="Source_20_Text">yield()</text:span> sino que la ejecución de todas ellas será intercalada de manera transparente.</text:p>
      <text:p text:style-name="Text_20_body">El planificador consta de dos partes:</text:p>
      <text:list xml:id="list4632179653888423531" text:style-name="L34">
        <text:list-item>
          <text:p text:style-name="P32">una función <text:span text:style-name="Source_20_Text">spawn()</text:span> que, dada una función o <text:span text:style-name="Emphasis">entry point</text:span>, deja preparado un <text:span text:style-name="Source_20_Text">struct Task</text:span> para que la tarea entre en ejecución.</text:p>
        </text:list-item>
        <text:list-item>
          <text:p text:style-name="P32">una función <text:span text:style-name="Source_20_Text">sched()</text:span> que lanza a ejecución la siguiente tarea en estado <text:span text:style-name="Emphasis">ready</text:span>.</text:p>
        </text:list-item>
      </text:list>
      <text:h text:style-name="Heading_20_3" text:outline-level="3"><text:bookmark text:name="ej-task1"/>Ej: kern2-task</text:h>
      <text:p text:style-name="Text_20_body">En secciones anteriores, no se definió un <text:span text:style-name="Source_20_Text">struct Task</text:span> como tal, sino que cada tarea era representada solamente por su <text:span text:style-name="Emphasis">stack pointer</text:span> (ver ejercicio <text:a xlink:type="simple" xlink:href="https://fisop.github.io/7508/lab/kern2/#ej-swap" text:style-name="Internet_20_link" text:visited-style-name="Visited_20_Internet_20_Link">kern2-swap</text:a>). El set de registros guardados quedaba implícito en la implementación de <text:span text:style-name="Source_20_Text">task_swap()</text:span>. Además, sólo se almacenaban los registros <text:span text:style-name="Emphasis">callee-saved</text:span>.</text:p>
      <text:p text:style-name="Text_20_body">Para esta sección definiremos, en un nuevo archivo <text:span text:style-name="Emphasis">sched.h</text:span>, la siguiente definición de tarea:</text:p>
      <text:p text:style-name="Preformatted_20_Text"><text:span text:style-name="Source_20_Text">enum TaskStatus {</text:span></text:p>
      <text:p text:style-name="Preformatted_20_Text"><text:span text:style-name="Source_20_Text"><text:s text:c="4"/>FREE = 0,</text:span></text:p>
      <text:p text:style-name="Preformatted_20_Text"><text:span text:style-name="Source_20_Text"><text:s text:c="4"/>READY,</text:span></text:p>
      <text:p text:style-name="Preformatted_20_Text"><text:span text:style-name="Source_20_Text"><text:s text:c="4"/>RUNNING,</text:span></text:p>
      <text:p text:style-name="Preformatted_20_Text"><text:span text:style-name="Source_20_Text"><text:s text:c="4"/>DYING,</text:span></text:p>
      <text:p text:style-name="Preformatted_20_Text"><text:span text:style-name="Source_20_Text">};</text:span></text:p>
      <text:p text:style-name="Preformatted_20_Text"/>
      <text:p text:style-name="Preformatted_20_Text"><text:span text:style-name="Source_20_Text">struct TaskFrame {</text:span></text:p>
      <text:p text:style-name="Preformatted_20_Text"><text:span text:style-name="Source_20_Text"><text:s text:c="4"/>// Ver ejercicio kern2-spawn más abajo.</text:span></text:p>
      <text:p text:style-name="Preformatted_20_Text"><text:span text:style-name="Source_20_Text">};</text:span></text:p>
      <text:p text:style-name="Preformatted_20_Text"/>
      <text:p text:style-name="Preformatted_20_Text"><text:span text:style-name="Source_20_Text">struct Task {</text:span></text:p>
      <text:p text:style-name="Preformatted_20_Text"><text:span text:style-name="Source_20_Text"><text:s text:c="4"/>uint8_t stack[4096];</text:span></text:p>
      <text:p text:style-name="Preformatted_20_Text"><text:span text:style-name="Source_20_Text"><text:s text:c="4"/>enum TaskStatus status;</text:span></text:p>
      <text:p text:style-name="Preformatted_20_Text"><text:span text:style-name="Source_20_Text"><text:s text:c="4"/>struct TaskFrame *frame;</text:span></text:p>
      <text:p text:style-name="P57"><text:span text:style-name="Source_20_Text">};</text:span></text:p>
      <text:p text:style-name="Text_20_body">es decir, cada <text:span text:style-name="Source_20_Text">struct Task</text:span> guarda el stack de la tarea, su estado, y un puntero al “frame” guardado entre ejecuciones.</text:p>
      <text:p text:style-name="Text_20_body">En lugar de realizar reserva de memoria dinámica de estos <text:span text:style-name="Emphasis">structs</text:span>, en el archivo <text:span text:style-name="Emphasis">sched.c</text:span> se declarará un arreglo estático:</text:p>
      <text:p text:style-name="Preformatted_20_Text"><text:span text:style-name="Source_20_Text">#include "decls.h"</text:span></text:p>
      <text:p text:style-name="Preformatted_20_Text"><text:span text:style-name="Source_20_Text">#include "sched.h"</text:span></text:p>
      <text:p text:style-name="Preformatted_20_Text"/>
      <text:p text:style-name="Preformatted_20_Text"><text:span text:style-name="Source_20_Text">#define MAX_TASK 10</text:span></text:p>
      <text:p text:style-name="Preformatted_20_Text"/>
      <text:p text:style-name="Preformatted_20_Text"><text:span text:style-name="Source_20_Text">static struct Task Tasks[MAX_TASK];</text:span></text:p>
      <text:p text:style-name="Preformatted_20_Text"><text:span text:style-name="Source_20_Text">static struct Task *current;</text:span></text:p>
      <text:p text:style-name="Preformatted_20_Text"/>
      <text:p text:style-name="Preformatted_20_Text"><text:span text:style-name="Source_20_Text">void sched_init() {</text:span></text:p>
      <text:p text:style-name="Preformatted_20_Text"><text:span text:style-name="Source_20_Text"><text:s text:c="4"/>// ...</text:span></text:p>
      <text:p text:style-name="Preformatted_20_Text"><text:span text:style-name="Source_20_Text">}</text:span></text:p>
      <text:p text:style-name="Preformatted_20_Text"/>
      <text:p text:style-name="Preformatted_20_Text"><text:span text:style-name="Source_20_Text">void spawn(void (*entry)(void)) {</text:span></text:p>
      <text:p text:style-name="Preformatted_20_Text"><text:soft-page-break/><text:span text:style-name="Source_20_Text"><text:s text:c="4"/>// ...</text:span></text:p>
      <text:p text:style-name="Preformatted_20_Text"><text:span text:style-name="Source_20_Text">}</text:span></text:p>
      <text:p text:style-name="Preformatted_20_Text"/>
      <text:p text:style-name="Preformatted_20_Text"><text:span text:style-name="Source_20_Text">void sched(struct TaskFrame *tf) {</text:span></text:p>
      <text:p text:style-name="Preformatted_20_Text"><text:span text:style-name="Source_20_Text"><text:s text:c="4"/>// ...</text:span></text:p>
      <text:p text:style-name="P57"><text:span text:style-name="Source_20_Text">}</text:span></text:p>
      <text:p text:style-name="Text_20_body">Por último, como “bootstrap” del planificador, se necesita una llamada a la función <text:span text:style-name="Source_20_Text">sched_init()</text:span> desde <text:span text:style-name="Source_20_Text">kmain()</text:span>, antes de las llamadas a <text:span text:style-name="Source_20_Text">idt_init()</text:span>/<text:span text:style-name="Source_20_Text">irq_init()</text:span>. Esto se necesita para que haya una tarea inicial en ejecución.</text:p>
      <text:p text:style-name="Text_20_body">Esta función debe inicializar la variable global <text:span text:style-name="Emphasis">current</text:span> al primer elemento del arreglo global de tareas, y poner su estado en <text:span text:style-name="Source_20_Text">RUNNING</text:span>.</text:p>
      <text:h text:style-name="Heading_20_3" text:outline-level="3"><text:bookmark text:name="ej-swap1"/>Ej: kern2-swap</text:h>
      <text:p text:style-name="Text_20_body">Para ayudar con la inicialización del stack de una tarea, se define el siguiente <text:span text:style-name="Source_20_Text">struct TaskFrame</text:span> que sigue el <text:span text:style-name="Emphasis">layout</text:span> en memoria del stack de la tarea cuando ésta se encuentra suspendida:</text:p>
      <text:p text:style-name="Preformatted_20_Text"><text:span text:style-name="Source_20_Text">struct TaskFrame {</text:span></text:p>
      <text:p text:style-name="Preformatted_20_Text"><text:span text:style-name="Source_20_Text"><text:s text:c="4"/>uint32_t edi;</text:span></text:p>
      <text:p text:style-name="Preformatted_20_Text"><text:span text:style-name="Source_20_Text"><text:s text:c="4"/>uint32_t esi;</text:span></text:p>
      <text:p text:style-name="Preformatted_20_Text"><text:span text:style-name="Source_20_Text"><text:s text:c="4"/>uint32_t ebp;</text:span></text:p>
      <text:p text:style-name="Preformatted_20_Text"><text:span text:style-name="Source_20_Text"><text:s text:c="4"/>uint32_t esp;</text:span></text:p>
      <text:p text:style-name="Preformatted_20_Text"><text:span text:style-name="Source_20_Text"><text:s text:c="4"/>uint32_t ebx;</text:span></text:p>
      <text:p text:style-name="Preformatted_20_Text"><text:span text:style-name="Source_20_Text"><text:s text:c="4"/>uint32_t edx;</text:span></text:p>
      <text:p text:style-name="Preformatted_20_Text"><text:span text:style-name="Source_20_Text"><text:s text:c="4"/>uint32_t ecx;</text:span></text:p>
      <text:p text:style-name="Preformatted_20_Text"><text:span text:style-name="Source_20_Text"><text:s text:c="4"/>uint32_t eax;</text:span></text:p>
      <text:p text:style-name="Preformatted_20_Text"><text:span text:style-name="Source_20_Text"><text:s text:c="4"/>/* below here defined by x86 hardware */</text:span></text:p>
      <text:p text:style-name="Preformatted_20_Text"><text:span text:style-name="Source_20_Text"><text:s text:c="4"/>uint32_t eip;</text:span></text:p>
      <text:p text:style-name="Preformatted_20_Text"><text:span text:style-name="Source_20_Text"><text:s text:c="4"/>uint16_t cs;</text:span></text:p>
      <text:p text:style-name="Preformatted_20_Text"><text:span text:style-name="Source_20_Text"><text:s text:c="4"/>uint16_t padding;</text:span></text:p>
      <text:p text:style-name="Preformatted_20_Text"><text:span text:style-name="Source_20_Text"><text:s text:c="4"/>uint32_t eflags;</text:span></text:p>
      <text:p text:style-name="P57"><text:span text:style-name="Source_20_Text">} __attribute__((packed));</text:span></text:p>
      <text:p text:style-name="Text_20_body">De esta manera, queda explícito en qué orden debe restaurarlos la función <text:span text:style-name="Source_20_Text">sched()</text:span>.</text:p>
      <text:p text:style-name="Text_20_body">La función <text:span text:style-name="Source_20_Text">spawn()</text:span> debe:</text:p>
      <text:list xml:id="list1937416561843208453" text:style-name="L35">
        <text:list-item>
          <text:p text:style-name="P33">Encontrarn el el arreglo global <text:span text:style-name="Source_20_Text">Tasks</text:span>, una entrada con estado <text:span text:style-name="Source_20_Text">FREE</text:span></text:p>
        </text:list-item>
        <text:list-item>
          <text:p text:style-name="P33">Cambiar su status a <text:span text:style-name="Source_20_Text">READY</text:span></text:p>
        </text:list-item>
        <text:list-item>
          <text:p text:style-name="P33">Inicializar todos sus registros a cero, excepto <text:span text:style-name="Emphasis">%cs</text:span>, <text:span text:style-name="Emphasis">%eip</text:span> y <text:span text:style-name="Emphasis">%eflags</text:span>. En particular <text:span text:style-name="Emphasis">%eflags</text:span> debe contener el flag <text:span text:style-name="Source_20_Text">IF</text:span>, o las interrupciones de reloj no se habilitarán al entrar la tarea en ejecución.</text:p>
        </text:list-item>
      </text:list>
      <text:p text:style-name="Text_20_body">Asimismo, ya se pueden crear las tareas sobre las que ejecutaremos el planificador, por ejemplo:</text:p>
      <text:p text:style-name="Preformatted_20_Text"><text:span text:style-name="Source_20_Text">static void contador1() {</text:span></text:p>
      <text:p text:style-name="Preformatted_20_Text"><text:span text:style-name="Source_20_Text"><text:s text:c="4"/>contador_yield(50000000, 2, 0x2F);</text:span></text:p>
      <text:p text:style-name="Preformatted_20_Text"><text:span text:style-name="Source_20_Text">}</text:span></text:p>
      <text:p text:style-name="Preformatted_20_Text"/>
      <text:p text:style-name="Preformatted_20_Text"><text:span text:style-name="Source_20_Text">static void contador2() {</text:span></text:p>
      <text:p text:style-name="Preformatted_20_Text"><text:span text:style-name="Source_20_Text"><text:s text:c="4"/>contador_yield(50000000, 3, 0x6F);</text:span></text:p>
      <text:p text:style-name="Preformatted_20_Text"><text:span text:style-name="Source_20_Text">}</text:span></text:p>
      <text:p text:style-name="Preformatted_20_Text"/>
      <text:p text:style-name="Preformatted_20_Text"><text:soft-page-break/><text:span text:style-name="Source_20_Text">static void contador3() {</text:span></text:p>
      <text:p text:style-name="Preformatted_20_Text"><text:span text:style-name="Source_20_Text"><text:s text:c="4"/>contador_yield(50000000, 4, 0x4F);</text:span></text:p>
      <text:p text:style-name="Preformatted_20_Text"><text:span text:style-name="Source_20_Text">}</text:span></text:p>
      <text:p text:style-name="Preformatted_20_Text"/>
      <text:p text:style-name="Preformatted_20_Text"><text:span text:style-name="Source_20_Text">void contador_spawn() {</text:span></text:p>
      <text:p text:style-name="Preformatted_20_Text"><text:span text:style-name="Source_20_Text"><text:s text:c="4"/>spawn(contador1);</text:span></text:p>
      <text:p text:style-name="Preformatted_20_Text"><text:span text:style-name="Source_20_Text"><text:s text:c="4"/>spawn(contador2);</text:span></text:p>
      <text:p text:style-name="Preformatted_20_Text"><text:span text:style-name="Source_20_Text"><text:s text:c="4"/>spawn(contador3);</text:span></text:p>
      <text:p text:style-name="P57"><text:span text:style-name="Source_20_Text">}</text:span></text:p>
      <text:h text:style-name="Heading_20_3" text:outline-level="3"><text:bookmark text:name="ej-sched"/>Ej: kern2-sched</text:h>
      <text:p text:style-name="Text_20_body">Para escribir el planificador en C, lo más conveniente es recibir como parámetro el <text:span text:style-name="Emphasis">stack pointer</text:span> de la tarea que fue suspendida por la interrupción del reloj. Para ello, se puede ampliar la función <text:span text:style-name="Source_20_Text">timer_asm()</text:span> de la siguiente manera:</text:p>
      <text:p text:style-name="Preformatted_20_Text"><text:span text:style-name="Source_20_Text">.globl timer_asm</text:span></text:p>
      <text:p text:style-name="Preformatted_20_Text"><text:span text:style-name="Source_20_Text">timer_asm:</text:span></text:p>
      <text:p text:style-name="Preformatted_20_Text"><text:span text:style-name="Source_20_Text"><text:s text:c="4"/>// Guardar registros e invocar handler</text:span></text:p>
      <text:p text:style-name="Preformatted_20_Text"><text:span text:style-name="Source_20_Text"><text:s text:c="4"/>pusha</text:span></text:p>
      <text:p text:style-name="Preformatted_20_Text"><text:span text:style-name="Source_20_Text"><text:s text:c="4"/>call timer</text:span></text:p>
      <text:p text:style-name="Preformatted_20_Text"/>
      <text:p text:style-name="Preformatted_20_Text"><text:span text:style-name="Source_20_Text"><text:s text:c="4"/>// Ack *antes* de llamar a sched()</text:span></text:p>
      <text:p text:style-name="Preformatted_20_Text"><text:span text:style-name="Source_20_Text"><text:s text:c="4"/>movl $ACK_IRQ, %eax</text:span></text:p>
      <text:p text:style-name="Preformatted_20_Text"><text:span text:style-name="Source_20_Text"><text:s text:c="4"/>outb %al, $PIC1</text:span></text:p>
      <text:p text:style-name="Preformatted_20_Text"/>
      <text:p text:style-name="Preformatted_20_Text"><text:span text:style-name="Source_20_Text"><text:s text:c="4"/>// Llamada a sched con argumento</text:span></text:p>
      <text:p text:style-name="Preformatted_20_Text"><text:span text:style-name="Source_20_Text"><text:s text:c="4"/>push %esp</text:span></text:p>
      <text:p text:style-name="Preformatted_20_Text"><text:span text:style-name="Source_20_Text"><text:s text:c="4"/>call sched</text:span></text:p>
      <text:p text:style-name="Preformatted_20_Text"/>
      <text:p text:style-name="Preformatted_20_Text"><text:span text:style-name="Source_20_Text"><text:s text:c="4"/>// Retornar (si se volvió de sched)</text:span></text:p>
      <text:p text:style-name="Preformatted_20_Text"><text:span text:style-name="Source_20_Text"><text:s text:c="4"/>addl $4, %esp</text:span></text:p>
      <text:p text:style-name="Preformatted_20_Text"><text:span text:style-name="Source_20_Text"><text:s text:c="4"/>popa</text:span></text:p>
      <text:p text:style-name="P57"><text:span text:style-name="Source_20_Text"><text:s text:c="4"/>iret</text:span></text:p>
      <text:p text:style-name="Text_20_body">La función <text:span text:style-name="Source_20_Text">sched()</text:span> tiene dos partes bien diferenciadas:</text:p>
      <text:list xml:id="list4025648656784682413" text:style-name="L36">
        <text:list-item>
          <text:p text:style-name="P34">encontrar, de manera <text:span text:style-name="Emphasis">round-robin</text:span>, la siguiente tarea que se encuentra en estado <text:span text:style-name="Source_20_Text">READY</text:span>. Una posible manera es encontrar en el arreglo la tarea en ejecución, y buscar a partir de ahí:</text:p>
          <text:p text:style-name="P56"><text:span text:style-name="Source_20_Text">struct Task *new = 0;</text:span></text:p>
          <text:p text:style-name="P70"><text:span text:style-name="Source_20_Text">struct Task *old = current;</text:span></text:p>
        </text:list-item>
        <text:list-item>
          <text:p text:style-name="P34">si se la encuentra, se debe poner <text:span text:style-name="Source_20_Text">old-&gt;status</text:span> a <text:span text:style-name="Source_20_Text">READY</text:span> y guardar en <text:span text:style-name="Source_20_Text">old-&gt;frame</text:span> el frame recibido como parámetro; actualizar la variable global <text:span text:style-name="Emphasis">current</text:span> y en <text:span text:style-name="Source_20_Text">current-&gt;status</text:span> poner <text:span text:style-name="Source_20_Text">RUNNING</text:span>. Por último, para ejecutar el cambio, se puede usar el siguiente assembler:</text:p>
          <text:p text:style-name="P56"><text:span text:style-name="Source_20_Text">asm("movl %0, %%esp\n"</text:span></text:p>
          <text:p text:style-name="P56"><text:span text:style-name="Source_20_Text"><text:s text:c="4"/>"popa\n"</text:span></text:p>
          <text:p text:style-name="P56"><text:span text:style-name="Source_20_Text"><text:s text:c="4"/>"iret\n"</text:span></text:p>
          <text:p text:style-name="P56"><text:span text:style-name="Source_20_Text"><text:s text:c="4"/>:</text:span></text:p>
          <text:p text:style-name="P56"><text:span text:style-name="Source_20_Text"><text:s text:c="4"/>: "g"(current-&gt;frame)</text:span></text:p>
          <text:p text:style-name="P70"><text:span text:style-name="Source_20_Text"><text:s text:c="4"/>: "memory")</text:span></text:p>
        </text:list-item>
      </text:list>
      <text:p text:style-name="P35"><draw:a xlink:type="simple" xlink:href="http://creativecommons.org/licenses/by-sa/4.0/"><draw:frame draw:style-name="fr1" draw:name="Image1" text:anchor-type="as-char" svg:width="0.9063in" svg:height="0.1874in" draw:z-index="0"><draw:image xlink:href="Pictures/10001DB2000008D2000001A757610DA7857C62DB.svg" xlink:type="simple" xlink:show="embed" xlink:actuate="onLoad"/><draw:image xlink:href="Pictures/1000020100000055000000101C1495F0F19653B2.png" xlink:type="simple" xlink:show="embed" xlink:actuate="onLoad"/></draw:frame></draw:a> <draw:a xlink:type="simple" xlink:href="https://fisop.github.io/7508/lab/kern2.md"><draw:frame draw:style-name="fr1" draw:name="Image2" text:anchor-type="as-char" svg:width="0.8543in" svg:height="0.1874in" draw:z-index="1"><draw:image xlink:href="Pictures/100002E80000084500000251F77C19B5ECD9333B.svg" xlink:type="simple" xlink:show="embed" xlink:actuate="onLoad"/><draw:image xlink:href="Pictures/100002010000005000000016DA4984879AFF46F6.png" xlink:type="simple" xlink:show="embed" xlink:actuate="onLoad"/><svg:title>Link to Markdown source</svg:title></draw:frame></draw: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20:27:25.149085862</meta:creation-date>
    <dc:date>2018-07-04T20:28:07.976783695</dc:date>
    <meta:editing-duration>PT44S</meta:editing-duration>
    <meta:editing-cycles>1</meta:editing-cycles>
    <meta:document-statistic meta:table-count="0" meta:image-count="2" meta:object-count="0" meta:page-count="24" meta:paragraph-count="793" meta:word-count="6035" meta:character-count="39023" meta:non-whitespace-character-count="32333"/>
    <meta:generator>LibreOffice/5.1.6.2$Linux_X86_64 LibreOffice_project/10m0$Build-2</meta:generator>
  </office:meta>
</office:document-meta>
</file>